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dobe Blank" svg:font-family="'Adobe Blank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09.64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043.21pt" svg:height="586.77pt" svg:x="366.04pt" svg:y="14.03pt">
            <loext:p/>
            <draw:object draw:notify-on-update-of-ranges="Sheet1.A2:Sheet1.A101 Sheet1.C2:Sheet1.C101 Sheet1.D2:Sheet1.D10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number-columns-repeated="3" table:default-cell-style-name="ce1"/>
        <table:table-row table:style-name="ro1">
          <table:table-cell table:style-name="Default" table:number-columns-repeated="2"/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7" calcext:value-type="float">
            <text:p>7</text:p>
          </table:table-cell>
        </table:table-row>
        <table:table-row table:style-name="ro1">
          <table:table-cell table:formula="of:=RANDBETWEEN(150;160)" office:value-type="float" office:value="156" calcext:value-type="float">
            <text:p>156.00</text:p>
          </table:table-cell>
          <table:table-cell office:value-type="float" office:value="0" calcext:value-type="float">
            <text:p>0.00</text:p>
          </table:table-cell>
          <table:table-cell table:formula="of:=([.B2] * [.$C$1] + [.A2]) / ([.$C$1] + 1)" office:value-type="float" office:value="31.2" calcext:value-type="float">
            <text:p>31.20</text:p>
          </table:table-cell>
          <table:table-cell table:formula="of:=SUM(OFFSET([.A2];-[.$D$1] + 1;0;1;1):[.A2]) / [.$D$1]" office:value-type="string" office:string-value="" calcext:value-type="error">
            <text:p>Err:502</text:p>
          </table:table-cell>
        </table:table-row>
        <table:table-row table:style-name="ro1">
          <table:table-cell table:formula="of:=RANDBETWEEN(150;160)" office:value-type="float" office:value="155" calcext:value-type="float">
            <text:p>155.00</text:p>
          </table:table-cell>
          <table:table-cell table:formula="of:=[.C2]" office:value-type="float" office:value="31.2" calcext:value-type="float">
            <text:p>31.20</text:p>
          </table:table-cell>
          <table:table-cell table:formula="of:=([.B3] * [.$C$1] + [.A3]) / ([.$C$1] + 1)" office:value-type="float" office:value="55.96" calcext:value-type="float">
            <text:p>55.96</text:p>
          </table:table-cell>
          <table:table-cell table:formula="of:=SUM(OFFSET([.A3];-[.$D$1] + 1;0;1;1):[.A3]) / [.$D$1]" office:value-type="string" office:string-value="" calcext:value-type="error">
            <text:p>Err:502</text:p>
          </table:table-cell>
        </table:table-row>
        <table:table-row table:style-name="ro1">
          <table:table-cell table:formula="of:=RANDBETWEEN(150;160)" office:value-type="float" office:value="160" calcext:value-type="float">
            <text:p>160.00</text:p>
          </table:table-cell>
          <table:table-cell table:formula="of:=[.C3]" office:value-type="float" office:value="55.96" calcext:value-type="float">
            <text:p>55.96</text:p>
          </table:table-cell>
          <table:table-cell table:formula="of:=([.B4] * [.$C$1] + [.A4]) / ([.$C$1] + 1)" office:value-type="float" office:value="76.768" calcext:value-type="float">
            <text:p>76.77</text:p>
          </table:table-cell>
          <table:table-cell table:formula="of:=SUM(OFFSET([.A4];-[.$D$1] + 1;0;1;1):[.A4]) / [.$D$1]" office:value-type="string" office:string-value="" calcext:value-type="error">
            <text:p>Err:502</text:p>
          </table:table-cell>
        </table:table-row>
        <table:table-row table:style-name="ro1">
          <table:table-cell table:formula="of:=RANDBETWEEN(150;160)" office:value-type="float" office:value="150" calcext:value-type="float">
            <text:p>150.00</text:p>
          </table:table-cell>
          <table:table-cell table:formula="of:=[.C4]" office:value-type="float" office:value="76.768" calcext:value-type="float">
            <text:p>76.77</text:p>
          </table:table-cell>
          <table:table-cell table:formula="of:=([.B5] * [.$C$1] + [.A5]) / ([.$C$1] + 1)" office:value-type="float" office:value="91.4144" calcext:value-type="float">
            <text:p>91.41</text:p>
          </table:table-cell>
          <table:table-cell table:formula="of:=SUM(OFFSET([.A5];-[.$D$1] + 1;0;1;1):[.A5]) / [.$D$1]" office:value-type="string" office:string-value="" calcext:value-type="error">
            <text:p>Err:502</text:p>
          </table:table-cell>
        </table:table-row>
        <table:table-row table:style-name="ro1">
          <table:table-cell table:formula="of:=RANDBETWEEN(150;160)" office:value-type="float" office:value="157" calcext:value-type="float">
            <text:p>157.00</text:p>
          </table:table-cell>
          <table:table-cell table:formula="of:=[.C5]" office:value-type="float" office:value="91.4144" calcext:value-type="float">
            <text:p>91.41</text:p>
          </table:table-cell>
          <table:table-cell table:formula="of:=([.B6] * [.$C$1] + [.A6]) / ([.$C$1] + 1)" office:value-type="float" office:value="104.53152" calcext:value-type="float">
            <text:p>104.53</text:p>
          </table:table-cell>
          <table:table-cell table:formula="of:=SUM(OFFSET([.A6];-[.$D$1] + 1;0;1;1):[.A6]) / [.$D$1]" office:value-type="string" office:string-value="" calcext:value-type="error">
            <text:p>Err:502</text:p>
          </table:table-cell>
        </table:table-row>
        <table:table-row table:style-name="ro1">
          <table:table-cell table:formula="of:=RANDBETWEEN(150;160)" office:value-type="float" office:value="153" calcext:value-type="float">
            <text:p>153.00</text:p>
          </table:table-cell>
          <table:table-cell table:formula="of:=[.C6]" office:value-type="float" office:value="104.53152" calcext:value-type="float">
            <text:p>104.53</text:p>
          </table:table-cell>
          <table:table-cell table:formula="of:=([.B7] * [.$C$1] + [.A7]) / ([.$C$1] + 1)" office:value-type="float" office:value="114.225216" calcext:value-type="float">
            <text:p>114.23</text:p>
          </table:table-cell>
          <table:table-cell table:formula="of:=SUM(OFFSET([.A7];-[.$D$1] + 1;0;1;1):[.A7]) / [.$D$1]" office:value-type="float" office:value="133" calcext:value-type="float">
            <text:p>133.00</text:p>
          </table:table-cell>
        </table:table-row>
        <table:table-row table:style-name="ro1">
          <table:table-cell table:formula="of:=RANDBETWEEN(150;160)" office:value-type="float" office:value="154" calcext:value-type="float">
            <text:p>154.00</text:p>
          </table:table-cell>
          <table:table-cell table:formula="of:=[.C7]" office:value-type="float" office:value="114.225216" calcext:value-type="float">
            <text:p>114.23</text:p>
          </table:table-cell>
          <table:table-cell table:formula="of:=([.B8] * [.$C$1] + [.A8]) / ([.$C$1] + 1)" office:value-type="float" office:value="122.1801728" calcext:value-type="float">
            <text:p>122.18</text:p>
          </table:table-cell>
          <table:table-cell table:formula="of:=SUM(OFFSET([.A8];-[.$D$1] + 1;0;1;1):[.A8]) / [.$D$1]" office:value-type="float" office:value="155" calcext:value-type="float">
            <text:p>155.00</text:p>
          </table:table-cell>
        </table:table-row>
        <table:table-row table:style-name="ro1">
          <table:table-cell table:formula="of:=RANDBETWEEN(150;160)" office:value-type="float" office:value="150" calcext:value-type="float">
            <text:p>150.00</text:p>
          </table:table-cell>
          <table:table-cell table:formula="of:=[.C8]" office:value-type="float" office:value="122.1801728" calcext:value-type="float">
            <text:p>122.18</text:p>
          </table:table-cell>
          <table:table-cell table:formula="of:=([.B9] * [.$C$1] + [.A9]) / ([.$C$1] + 1)" office:value-type="float" office:value="127.74413824" calcext:value-type="float">
            <text:p>127.74</text:p>
          </table:table-cell>
          <table:table-cell table:formula="of:=SUM(OFFSET([.A9];-[.$D$1] + 1;0;1;1):[.A9]) / [.$D$1]" office:value-type="float" office:value="154.142857142857" calcext:value-type="float">
            <text:p>154.14</text:p>
          </table:table-cell>
        </table:table-row>
        <table:table-row table:style-name="ro1">
          <table:table-cell table:formula="of:=RANDBETWEEN(150;160)" office:value-type="float" office:value="156" calcext:value-type="float">
            <text:p>156.00</text:p>
          </table:table-cell>
          <table:table-cell table:formula="of:=[.C9]" office:value-type="float" office:value="127.74413824" calcext:value-type="float">
            <text:p>127.74</text:p>
          </table:table-cell>
          <table:table-cell table:formula="of:=([.B10] * [.$C$1] + [.A10]) / ([.$C$1] + 1)" office:value-type="float" office:value="133.395310592" calcext:value-type="float">
            <text:p>133.40</text:p>
          </table:table-cell>
          <table:table-cell table:formula="of:=SUM(OFFSET([.A10];-[.$D$1] + 1;0;1;1):[.A10]) / [.$D$1]" office:value-type="float" office:value="154.285714285714" calcext:value-type="float">
            <text:p>154.29</text:p>
          </table:table-cell>
        </table:table-row>
        <table:table-row table:style-name="ro1">
          <table:table-cell table:formula="of:=RANDBETWEEN(150;160)" office:value-type="float" office:value="159" calcext:value-type="float">
            <text:p>159.00</text:p>
          </table:table-cell>
          <table:table-cell table:formula="of:=[.C10]" office:value-type="float" office:value="133.395310592" calcext:value-type="float">
            <text:p>133.40</text:p>
          </table:table-cell>
          <table:table-cell table:formula="of:=([.B11] * [.$C$1] + [.A11]) / ([.$C$1] + 1)" office:value-type="float" office:value="138.5162484736" calcext:value-type="float">
            <text:p>138.52</text:p>
          </table:table-cell>
          <table:table-cell table:formula="of:=SUM(OFFSET([.A11];-[.$D$1] + 1;0;1;1):[.A11]) / [.$D$1]" office:value-type="float" office:value="154.142857142857" calcext:value-type="float">
            <text:p>154.14</text:p>
          </table:table-cell>
        </table:table-row>
        <table:table-row table:style-name="ro1">
          <table:table-cell table:formula="of:=RANDBETWEEN(150;160)" office:value-type="float" office:value="152" calcext:value-type="float">
            <text:p>152.00</text:p>
          </table:table-cell>
          <table:table-cell table:formula="of:=[.C11]" office:value-type="float" office:value="138.5162484736" calcext:value-type="float">
            <text:p>138.52</text:p>
          </table:table-cell>
          <table:table-cell table:formula="of:=([.B12] * [.$C$1] + [.A12]) / ([.$C$1] + 1)" office:value-type="float" office:value="141.21299877888" calcext:value-type="float">
            <text:p>141.21</text:p>
          </table:table-cell>
          <table:table-cell table:formula="of:=SUM(OFFSET([.A12];-[.$D$1] + 1;0;1;1):[.A12]) / [.$D$1]" office:value-type="float" office:value="154.428571428571" calcext:value-type="float">
            <text:p>154.43</text:p>
          </table:table-cell>
        </table:table-row>
        <table:table-row table:style-name="ro1">
          <table:table-cell table:formula="of:=RANDBETWEEN(150;160)" office:value-type="float" office:value="153" calcext:value-type="float">
            <text:p>153.00</text:p>
          </table:table-cell>
          <table:table-cell table:formula="of:=[.C12]" office:value-type="float" office:value="141.21299877888" calcext:value-type="float">
            <text:p>141.21</text:p>
          </table:table-cell>
          <table:table-cell table:formula="of:=([.B13] * [.$C$1] + [.A13]) / ([.$C$1] + 1)" office:value-type="float" office:value="143.570399023104" calcext:value-type="float">
            <text:p>143.57</text:p>
          </table:table-cell>
          <table:table-cell table:formula="of:=SUM(OFFSET([.A13];-[.$D$1] + 1;0;1;1):[.A13]) / [.$D$1]" office:value-type="float" office:value="153.857142857143" calcext:value-type="float">
            <text:p>153.86</text:p>
          </table:table-cell>
        </table:table-row>
        <table:table-row table:style-name="ro1">
          <table:table-cell table:formula="of:=RANDBETWEEN(150;160)" office:value-type="float" office:value="155" calcext:value-type="float">
            <text:p>155.00</text:p>
          </table:table-cell>
          <table:table-cell table:formula="of:=[.C13]" office:value-type="float" office:value="143.570399023104" calcext:value-type="float">
            <text:p>143.57</text:p>
          </table:table-cell>
          <table:table-cell table:formula="of:=([.B14] * [.$C$1] + [.A14]) / ([.$C$1] + 1)" office:value-type="float" office:value="145.856319218483" calcext:value-type="float">
            <text:p>145.86</text:p>
          </table:table-cell>
          <table:table-cell table:formula="of:=SUM(OFFSET([.A14];-[.$D$1] + 1;0;1;1):[.A14]) / [.$D$1]" office:value-type="float" office:value="154.142857142857" calcext:value-type="float">
            <text:p>154.14</text:p>
          </table:table-cell>
        </table:table-row>
        <table:table-row table:style-name="ro1">
          <table:table-cell table:formula="of:=RANDBETWEEN(150;160)" office:value-type="float" office:value="151" calcext:value-type="float">
            <text:p>151.00</text:p>
          </table:table-cell>
          <table:table-cell table:formula="of:=[.C14]" office:value-type="float" office:value="145.856319218483" calcext:value-type="float">
            <text:p>145.86</text:p>
          </table:table-cell>
          <table:table-cell table:formula="of:=([.B15] * [.$C$1] + [.A15]) / ([.$C$1] + 1)" office:value-type="float" office:value="146.885055374787" calcext:value-type="float">
            <text:p>146.89</text:p>
          </table:table-cell>
          <table:table-cell table:formula="of:=SUM(OFFSET([.A15];-[.$D$1] + 1;0;1;1):[.A15]) / [.$D$1]" office:value-type="float" office:value="153.714285714286" calcext:value-type="float">
            <text:p>153.71</text:p>
          </table:table-cell>
        </table:table-row>
        <table:table-row table:style-name="ro1">
          <table:table-cell table:formula="of:=RANDBETWEEN(150;160)" office:value-type="float" office:value="150" calcext:value-type="float">
            <text:p>150.00</text:p>
          </table:table-cell>
          <table:table-cell table:formula="of:=[.C15]" office:value-type="float" office:value="146.885055374787" calcext:value-type="float">
            <text:p>146.89</text:p>
          </table:table-cell>
          <table:table-cell table:formula="of:=([.B16] * [.$C$1] + [.A16]) / ([.$C$1] + 1)" office:value-type="float" office:value="147.508044299829" calcext:value-type="float">
            <text:p>147.51</text:p>
          </table:table-cell>
          <table:table-cell table:formula="of:=SUM(OFFSET([.A16];-[.$D$1] + 1;0;1;1):[.A16]) / [.$D$1]" office:value-type="float" office:value="153.714285714286" calcext:value-type="float">
            <text:p>153.71</text:p>
          </table:table-cell>
        </table:table-row>
        <table:table-row table:style-name="ro1">
          <table:table-cell table:formula="of:=RANDBETWEEN(150;160)" office:value-type="float" office:value="155" calcext:value-type="float">
            <text:p>155.00</text:p>
          </table:table-cell>
          <table:table-cell table:formula="of:=[.C16]" office:value-type="float" office:value="147.508044299829" calcext:value-type="float">
            <text:p>147.51</text:p>
          </table:table-cell>
          <table:table-cell table:formula="of:=([.B17] * [.$C$1] + [.A17]) / ([.$C$1] + 1)" office:value-type="float" office:value="149.006435439863" calcext:value-type="float">
            <text:p>149.01</text:p>
          </table:table-cell>
          <table:table-cell table:formula="of:=SUM(OFFSET([.A17];-[.$D$1] + 1;0;1;1):[.A17]) / [.$D$1]" office:value-type="float" office:value="153.571428571429" calcext:value-type="float">
            <text:p>153.57</text:p>
          </table:table-cell>
        </table:table-row>
        <table:table-row table:style-name="ro1">
          <table:table-cell table:formula="of:=RANDBETWEEN(150;160)" office:value-type="float" office:value="155" calcext:value-type="float">
            <text:p>155.00</text:p>
          </table:table-cell>
          <table:table-cell table:formula="of:=[.C17]" office:value-type="float" office:value="149.006435439863" calcext:value-type="float">
            <text:p>149.01</text:p>
          </table:table-cell>
          <table:table-cell table:formula="of:=([.B18] * [.$C$1] + [.A18]) / ([.$C$1] + 1)" office:value-type="float" office:value="150.205148351891" calcext:value-type="float">
            <text:p>150.21</text:p>
          </table:table-cell>
          <table:table-cell table:formula="of:=SUM(OFFSET([.A18];-[.$D$1] + 1;0;1;1):[.A18]) / [.$D$1]" office:value-type="float" office:value="153" calcext:value-type="float">
            <text:p>153.00</text:p>
          </table:table-cell>
        </table:table-row>
        <table:table-row table:style-name="ro1">
          <table:table-cell table:formula="of:=RANDBETWEEN(150;160)" office:value-type="float" office:value="152" calcext:value-type="float">
            <text:p>152.00</text:p>
          </table:table-cell>
          <table:table-cell table:formula="of:=[.C18]" office:value-type="float" office:value="150.205148351891" calcext:value-type="float">
            <text:p>150.21</text:p>
          </table:table-cell>
          <table:table-cell table:formula="of:=([.B19] * [.$C$1] + [.A19]) / ([.$C$1] + 1)" office:value-type="float" office:value="150.564118681513" calcext:value-type="float">
            <text:p>150.56</text:p>
          </table:table-cell>
          <table:table-cell table:formula="of:=SUM(OFFSET([.A19];-[.$D$1] + 1;0;1;1):[.A19]) / [.$D$1]" office:value-type="float" office:value="153" calcext:value-type="float">
            <text:p>153.00</text:p>
          </table:table-cell>
        </table:table-row>
        <table:table-row table:style-name="ro1">
          <table:table-cell table:formula="of:=RANDBETWEEN(150;160)" office:value-type="float" office:value="158" calcext:value-type="float">
            <text:p>158.00</text:p>
          </table:table-cell>
          <table:table-cell table:formula="of:=[.C19]" office:value-type="float" office:value="150.564118681513" calcext:value-type="float">
            <text:p>150.56</text:p>
          </table:table-cell>
          <table:table-cell table:formula="of:=([.B20] * [.$C$1] + [.A20]) / ([.$C$1] + 1)" office:value-type="float" office:value="152.05129494521" calcext:value-type="float">
            <text:p>152.05</text:p>
          </table:table-cell>
          <table:table-cell table:formula="of:=SUM(OFFSET([.A20];-[.$D$1] + 1;0;1;1):[.A20]) / [.$D$1]" office:value-type="float" office:value="153.714285714286" calcext:value-type="float">
            <text:p>153.71</text:p>
          </table:table-cell>
        </table:table-row>
        <table:table-row table:style-name="ro1">
          <table:table-cell table:formula="of:=RANDBETWEEN(150;160)" office:value-type="float" office:value="152" calcext:value-type="float">
            <text:p>152.00</text:p>
          </table:table-cell>
          <table:table-cell table:formula="of:=[.C20]" office:value-type="float" office:value="152.05129494521" calcext:value-type="float">
            <text:p>152.05</text:p>
          </table:table-cell>
          <table:table-cell table:formula="of:=([.B21] * [.$C$1] + [.A21]) / ([.$C$1] + 1)" office:value-type="float" office:value="152.041035956168" calcext:value-type="float">
            <text:p>152.04</text:p>
          </table:table-cell>
          <table:table-cell table:formula="of:=SUM(OFFSET([.A21];-[.$D$1] + 1;0;1;1):[.A21]) / [.$D$1]" office:value-type="float" office:value="153.285714285714" calcext:value-type="float">
            <text:p>153.29</text:p>
          </table:table-cell>
        </table:table-row>
        <table:table-row table:style-name="ro1">
          <table:table-cell table:formula="of:=RANDBETWEEN(150;160)" office:value-type="float" office:value="150" calcext:value-type="float">
            <text:p>150.00</text:p>
          </table:table-cell>
          <table:table-cell table:formula="of:=[.C21]" office:value-type="float" office:value="152.041035956168" calcext:value-type="float">
            <text:p>152.04</text:p>
          </table:table-cell>
          <table:table-cell table:formula="of:=([.B22] * [.$C$1] + [.A22]) / ([.$C$1] + 1)" office:value-type="float" office:value="151.632828764934" calcext:value-type="float">
            <text:p>151.63</text:p>
          </table:table-cell>
          <table:table-cell table:formula="of:=SUM(OFFSET([.A22];-[.$D$1] + 1;0;1;1):[.A22]) / [.$D$1]" office:value-type="float" office:value="153.142857142857" calcext:value-type="float">
            <text:p>153.14</text:p>
          </table:table-cell>
        </table:table-row>
        <table:table-row table:style-name="ro1">
          <table:table-cell office:value-type="float" office:value="172" calcext:value-type="float">
            <text:p>172.00</text:p>
          </table:table-cell>
          <table:table-cell table:formula="of:=[.C22]" office:value-type="float" office:value="151.632828764934" calcext:value-type="float">
            <text:p>151.63</text:p>
          </table:table-cell>
          <table:table-cell table:formula="of:=([.B23] * [.$C$1] + [.A23]) / ([.$C$1] + 1)" office:value-type="float" office:value="155.706263011948" calcext:value-type="float">
            <text:p>155.71</text:p>
          </table:table-cell>
          <table:table-cell table:formula="of:=SUM(OFFSET([.A23];-[.$D$1] + 1;0;1;1):[.A23]) / [.$D$1]" office:value-type="float" office:value="156.285714285714" calcext:value-type="float">
            <text:p>156.29</text:p>
          </table:table-cell>
        </table:table-row>
        <table:table-row table:style-name="ro1">
          <table:table-cell table:formula="of:=RANDBETWEEN(150;160)" office:value-type="float" office:value="153" calcext:value-type="float">
            <text:p>153.00</text:p>
          </table:table-cell>
          <table:table-cell table:formula="of:=[.C23]" office:value-type="float" office:value="155.706263011948" calcext:value-type="float">
            <text:p>155.71</text:p>
          </table:table-cell>
          <table:table-cell table:formula="of:=([.B24] * [.$C$1] + [.A24]) / ([.$C$1] + 1)" office:value-type="float" office:value="155.165010409558" calcext:value-type="float">
            <text:p>155.17</text:p>
          </table:table-cell>
          <table:table-cell table:formula="of:=SUM(OFFSET([.A24];-[.$D$1] + 1;0;1;1):[.A24]) / [.$D$1]" office:value-type="float" office:value="156" calcext:value-type="float">
            <text:p>156.00</text:p>
          </table:table-cell>
        </table:table-row>
        <table:table-row table:style-name="ro1">
          <table:table-cell table:formula="of:=RANDBETWEEN(150;160)" office:value-type="float" office:value="158" calcext:value-type="float">
            <text:p>158.00</text:p>
          </table:table-cell>
          <table:table-cell table:formula="of:=[.C24]" office:value-type="float" office:value="155.165010409558" calcext:value-type="float">
            <text:p>155.17</text:p>
          </table:table-cell>
          <table:table-cell table:formula="of:=([.B25] * [.$C$1] + [.A25]) / ([.$C$1] + 1)" office:value-type="float" office:value="155.732008327646" calcext:value-type="float">
            <text:p>155.73</text:p>
          </table:table-cell>
          <table:table-cell table:formula="of:=SUM(OFFSET([.A25];-[.$D$1] + 1;0;1;1):[.A25]) / [.$D$1]" office:value-type="float" office:value="156.428571428571" calcext:value-type="float">
            <text:p>156.43</text:p>
          </table:table-cell>
        </table:table-row>
        <table:table-row table:style-name="ro1">
          <table:table-cell table:formula="of:=RANDBETWEEN(150;160)" office:value-type="float" office:value="150" calcext:value-type="float">
            <text:p>150.00</text:p>
          </table:table-cell>
          <table:table-cell table:formula="of:=[.C25]" office:value-type="float" office:value="155.732008327646" calcext:value-type="float">
            <text:p>155.73</text:p>
          </table:table-cell>
          <table:table-cell table:formula="of:=([.B26] * [.$C$1] + [.A26]) / ([.$C$1] + 1)" office:value-type="float" office:value="154.585606662117" calcext:value-type="float">
            <text:p>154.59</text:p>
          </table:table-cell>
          <table:table-cell table:formula="of:=SUM(OFFSET([.A26];-[.$D$1] + 1;0;1;1):[.A26]) / [.$D$1]" office:value-type="float" office:value="156.142857142857" calcext:value-type="float">
            <text:p>156.14</text:p>
          </table:table-cell>
        </table:table-row>
        <table:table-row table:style-name="ro1">
          <table:table-cell table:formula="of:=RANDBETWEEN(150;160)" office:value-type="float" office:value="153" calcext:value-type="float">
            <text:p>153.00</text:p>
          </table:table-cell>
          <table:table-cell table:formula="of:=[.C26]" office:value-type="float" office:value="154.585606662117" calcext:value-type="float">
            <text:p>154.59</text:p>
          </table:table-cell>
          <table:table-cell table:formula="of:=([.B27] * [.$C$1] + [.A27]) / ([.$C$1] + 1)" office:value-type="float" office:value="154.268485329694" calcext:value-type="float">
            <text:p>154.27</text:p>
          </table:table-cell>
          <table:table-cell table:formula="of:=SUM(OFFSET([.A27];-[.$D$1] + 1;0;1;1):[.A27]) / [.$D$1]" office:value-type="float" office:value="155.428571428571" calcext:value-type="float">
            <text:p>155.43</text:p>
          </table:table-cell>
        </table:table-row>
        <table:table-row table:style-name="ro1">
          <table:table-cell table:formula="of:=RANDBETWEEN(150;160)" office:value-type="float" office:value="160" calcext:value-type="float">
            <text:p>160.00</text:p>
          </table:table-cell>
          <table:table-cell table:formula="of:=[.C27]" office:value-type="float" office:value="154.268485329694" calcext:value-type="float">
            <text:p>154.27</text:p>
          </table:table-cell>
          <table:table-cell table:formula="of:=([.B28] * [.$C$1] + [.A28]) / ([.$C$1] + 1)" office:value-type="float" office:value="155.414788263755" calcext:value-type="float">
            <text:p>155.41</text:p>
          </table:table-cell>
          <table:table-cell table:formula="of:=SUM(OFFSET([.A28];-[.$D$1] + 1;0;1;1):[.A28]) / [.$D$1]" office:value-type="float" office:value="156.571428571429" calcext:value-type="float">
            <text:p>156.57</text:p>
          </table:table-cell>
        </table:table-row>
        <table:table-row table:style-name="ro1">
          <table:table-cell table:formula="of:=RANDBETWEEN(150;160)" office:value-type="float" office:value="154" calcext:value-type="float">
            <text:p>154.00</text:p>
          </table:table-cell>
          <table:table-cell table:formula="of:=[.C28]" office:value-type="float" office:value="155.414788263755" calcext:value-type="float">
            <text:p>155.41</text:p>
          </table:table-cell>
          <table:table-cell table:formula="of:=([.B29] * [.$C$1] + [.A29]) / ([.$C$1] + 1)" office:value-type="float" office:value="155.131830611004" calcext:value-type="float">
            <text:p>155.13</text:p>
          </table:table-cell>
          <table:table-cell table:formula="of:=SUM(OFFSET([.A29];-[.$D$1] + 1;0;1;1):[.A29]) / [.$D$1]" office:value-type="float" office:value="157.142857142857" calcext:value-type="float">
            <text:p>157.14</text:p>
          </table:table-cell>
        </table:table-row>
        <table:table-row table:style-name="ro1">
          <table:table-cell table:formula="of:=RANDBETWEEN(150;160)" office:value-type="float" office:value="159" calcext:value-type="float">
            <text:p>159.00</text:p>
          </table:table-cell>
          <table:table-cell table:formula="of:=[.C29]" office:value-type="float" office:value="155.131830611004" calcext:value-type="float">
            <text:p>155.13</text:p>
          </table:table-cell>
          <table:table-cell table:formula="of:=([.B30] * [.$C$1] + [.A30]) / ([.$C$1] + 1)" office:value-type="float" office:value="155.905464488803" calcext:value-type="float">
            <text:p>155.91</text:p>
          </table:table-cell>
          <table:table-cell table:formula="of:=SUM(OFFSET([.A30];-[.$D$1] + 1;0;1;1):[.A30]) / [.$D$1]" office:value-type="float" office:value="155.285714285714" calcext:value-type="float">
            <text:p>155.29</text:p>
          </table:table-cell>
        </table:table-row>
        <table:table-row table:style-name="ro1">
          <table:table-cell table:formula="of:=RANDBETWEEN(150;160)" office:value-type="float" office:value="159" calcext:value-type="float">
            <text:p>159.00</text:p>
          </table:table-cell>
          <table:table-cell table:formula="of:=[.C30]" office:value-type="float" office:value="155.905464488803" calcext:value-type="float">
            <text:p>155.91</text:p>
          </table:table-cell>
          <table:table-cell table:formula="of:=([.B31] * [.$C$1] + [.A31]) / ([.$C$1] + 1)" office:value-type="float" office:value="156.524371591043" calcext:value-type="float">
            <text:p>156.52</text:p>
          </table:table-cell>
          <table:table-cell table:formula="of:=SUM(OFFSET([.A31];-[.$D$1] + 1;0;1;1):[.A31]) / [.$D$1]" office:value-type="float" office:value="156.142857142857" calcext:value-type="float">
            <text:p>156.14</text:p>
          </table:table-cell>
        </table:table-row>
        <table:table-row table:style-name="ro1">
          <table:table-cell table:formula="of:=RANDBETWEEN(150;160)" office:value-type="float" office:value="159" calcext:value-type="float">
            <text:p>159.00</text:p>
          </table:table-cell>
          <table:table-cell table:formula="of:=[.C31]" office:value-type="float" office:value="156.524371591043" calcext:value-type="float">
            <text:p>156.52</text:p>
          </table:table-cell>
          <table:table-cell table:formula="of:=([.B32] * [.$C$1] + [.A32]) / ([.$C$1] + 1)" office:value-type="float" office:value="157.019497272834" calcext:value-type="float">
            <text:p>157.02</text:p>
          </table:table-cell>
          <table:table-cell table:formula="of:=SUM(OFFSET([.A32];-[.$D$1] + 1;0;1;1):[.A32]) / [.$D$1]" office:value-type="float" office:value="156.285714285714" calcext:value-type="float">
            <text:p>156.29</text:p>
          </table:table-cell>
        </table:table-row>
        <table:table-row table:style-name="ro1">
          <table:table-cell table:formula="of:=RANDBETWEEN(150;160)" office:value-type="float" office:value="157" calcext:value-type="float">
            <text:p>157.00</text:p>
          </table:table-cell>
          <table:table-cell table:formula="of:=[.C32]" office:value-type="float" office:value="157.019497272834" calcext:value-type="float">
            <text:p>157.02</text:p>
          </table:table-cell>
          <table:table-cell table:formula="of:=([.B33] * [.$C$1] + [.A33]) / ([.$C$1] + 1)" office:value-type="float" office:value="157.015597818267" calcext:value-type="float">
            <text:p>157.02</text:p>
          </table:table-cell>
          <table:table-cell table:formula="of:=SUM(OFFSET([.A33];-[.$D$1] + 1;0;1;1):[.A33]) / [.$D$1]" office:value-type="float" office:value="157.285714285714" calcext:value-type="float">
            <text:p>157.29</text:p>
          </table:table-cell>
        </table:table-row>
        <table:table-row table:style-name="ro1">
          <table:table-cell table:formula="of:=RANDBETWEEN(150;160)" office:value-type="float" office:value="158" calcext:value-type="float">
            <text:p>158.00</text:p>
          </table:table-cell>
          <table:table-cell table:formula="of:=[.C33]" office:value-type="float" office:value="157.015597818267" calcext:value-type="float">
            <text:p>157.02</text:p>
          </table:table-cell>
          <table:table-cell table:formula="of:=([.B34] * [.$C$1] + [.A34]) / ([.$C$1] + 1)" office:value-type="float" office:value="157.212478254614" calcext:value-type="float">
            <text:p>157.21</text:p>
          </table:table-cell>
          <table:table-cell table:formula="of:=SUM(OFFSET([.A34];-[.$D$1] + 1;0;1;1):[.A34]) / [.$D$1]" office:value-type="float" office:value="158" calcext:value-type="float">
            <text:p>158.00</text:p>
          </table:table-cell>
        </table:table-row>
        <table:table-row table:style-name="ro1">
          <table:table-cell table:formula="of:=RANDBETWEEN(150;160)" office:value-type="float" office:value="154" calcext:value-type="float">
            <text:p>154.00</text:p>
          </table:table-cell>
          <table:table-cell table:formula="of:=[.C34]" office:value-type="float" office:value="157.212478254614" calcext:value-type="float">
            <text:p>157.21</text:p>
          </table:table-cell>
          <table:table-cell table:formula="of:=([.B35] * [.$C$1] + [.A35]) / ([.$C$1] + 1)" office:value-type="float" office:value="156.569982603691" calcext:value-type="float">
            <text:p>156.57</text:p>
          </table:table-cell>
          <table:table-cell table:formula="of:=SUM(OFFSET([.A35];-[.$D$1] + 1;0;1;1):[.A35]) / [.$D$1]" office:value-type="float" office:value="157.142857142857" calcext:value-type="float">
            <text:p>157.14</text:p>
          </table:table-cell>
        </table:table-row>
        <table:table-row table:style-name="ro1">
          <table:table-cell table:formula="of:=RANDBETWEEN(150;160)" office:value-type="float" office:value="156" calcext:value-type="float">
            <text:p>156.00</text:p>
          </table:table-cell>
          <table:table-cell table:formula="of:=[.C35]" office:value-type="float" office:value="156.569982603691" calcext:value-type="float">
            <text:p>156.57</text:p>
          </table:table-cell>
          <table:table-cell table:formula="of:=([.B36] * [.$C$1] + [.A36]) / ([.$C$1] + 1)" office:value-type="float" office:value="156.455986082953" calcext:value-type="float">
            <text:p>156.46</text:p>
          </table:table-cell>
          <table:table-cell table:formula="of:=SUM(OFFSET([.A36];-[.$D$1] + 1;0;1;1):[.A36]) / [.$D$1]" office:value-type="float" office:value="157.428571428571" calcext:value-type="float">
            <text:p>157.43</text:p>
          </table:table-cell>
        </table:table-row>
        <table:table-row table:style-name="ro1">
          <table:table-cell table:formula="of:=RANDBETWEEN(150;160)" office:value-type="float" office:value="158" calcext:value-type="float">
            <text:p>158.00</text:p>
          </table:table-cell>
          <table:table-cell table:formula="of:=[.C36]" office:value-type="float" office:value="156.455986082953" calcext:value-type="float">
            <text:p>156.46</text:p>
          </table:table-cell>
          <table:table-cell table:formula="of:=([.B37] * [.$C$1] + [.A37]) / ([.$C$1] + 1)" office:value-type="float" office:value="156.764788866362" calcext:value-type="float">
            <text:p>156.76</text:p>
          </table:table-cell>
          <table:table-cell table:formula="of:=SUM(OFFSET([.A37];-[.$D$1] + 1;0;1;1):[.A37]) / [.$D$1]" office:value-type="float" office:value="157.285714285714" calcext:value-type="float">
            <text:p>157.29</text:p>
          </table:table-cell>
        </table:table-row>
        <table:table-row table:style-name="ro1">
          <table:table-cell table:formula="of:=RANDBETWEEN(150;160)" office:value-type="float" office:value="153" calcext:value-type="float">
            <text:p>153.00</text:p>
          </table:table-cell>
          <table:table-cell table:formula="of:=[.C37]" office:value-type="float" office:value="156.764788866362" calcext:value-type="float">
            <text:p>156.76</text:p>
          </table:table-cell>
          <table:table-cell table:formula="of:=([.B38] * [.$C$1] + [.A38]) / ([.$C$1] + 1)" office:value-type="float" office:value="156.01183109309" calcext:value-type="float">
            <text:p>156.01</text:p>
          </table:table-cell>
          <table:table-cell table:formula="of:=SUM(OFFSET([.A38];-[.$D$1] + 1;0;1;1):[.A38]) / [.$D$1]" office:value-type="float" office:value="156.428571428571" calcext:value-type="float">
            <text:p>156.43</text:p>
          </table:table-cell>
        </table:table-row>
        <table:table-row table:style-name="ro1">
          <table:table-cell table:formula="of:=RANDBETWEEN(150;160)" office:value-type="float" office:value="160" calcext:value-type="float">
            <text:p>160.00</text:p>
          </table:table-cell>
          <table:table-cell table:formula="of:=[.C38]" office:value-type="float" office:value="156.01183109309" calcext:value-type="float">
            <text:p>156.01</text:p>
          </table:table-cell>
          <table:table-cell table:formula="of:=([.B39] * [.$C$1] + [.A39]) / ([.$C$1] + 1)" office:value-type="float" office:value="156.809464874472" calcext:value-type="float">
            <text:p>156.81</text:p>
          </table:table-cell>
          <table:table-cell table:formula="of:=SUM(OFFSET([.A39];-[.$D$1] + 1;0;1;1):[.A39]) / [.$D$1]" office:value-type="float" office:value="156.571428571429" calcext:value-type="float">
            <text:p>156.57</text:p>
          </table:table-cell>
        </table:table-row>
        <table:table-row table:style-name="ro1">
          <table:table-cell table:formula="of:=RANDBETWEEN(120;145)" office:value-type="float" office:value="131" calcext:value-type="float">
            <text:p>131.00</text:p>
          </table:table-cell>
          <table:table-cell table:formula="of:=[.C39]" office:value-type="float" office:value="156.809464874472" calcext:value-type="float">
            <text:p>156.81</text:p>
          </table:table-cell>
          <table:table-cell table:formula="of:=([.B40] * [.$C$1] + [.A40]) / ([.$C$1] + 1)" office:value-type="float" office:value="151.647571899578" calcext:value-type="float">
            <text:p>151.65</text:p>
          </table:table-cell>
          <table:table-cell table:formula="of:=SUM(OFFSET([.A40];-[.$D$1] + 1;0;1;1):[.A40]) / [.$D$1]" office:value-type="float" office:value="152.857142857143" calcext:value-type="float">
            <text:p>152.86</text:p>
          </table:table-cell>
        </table:table-row>
        <table:table-row table:style-name="ro1">
          <table:table-cell table:formula="of:=RANDBETWEEN(120;145)" office:value-type="float" office:value="134" calcext:value-type="float">
            <text:p>134.00</text:p>
          </table:table-cell>
          <table:table-cell table:formula="of:=[.C40]" office:value-type="float" office:value="151.647571899578" calcext:value-type="float">
            <text:p>151.65</text:p>
          </table:table-cell>
          <table:table-cell table:formula="of:=([.B41] * [.$C$1] + [.A41]) / ([.$C$1] + 1)" office:value-type="float" office:value="148.118057519662" calcext:value-type="float">
            <text:p>148.12</text:p>
          </table:table-cell>
          <table:table-cell table:formula="of:=SUM(OFFSET([.A41];-[.$D$1] + 1;0;1;1):[.A41]) / [.$D$1]" office:value-type="float" office:value="149.428571428571" calcext:value-type="float">
            <text:p>149.43</text:p>
          </table:table-cell>
        </table:table-row>
        <table:table-row table:style-name="ro1">
          <table:table-cell table:formula="of:=RANDBETWEEN(120;145)" office:value-type="float" office:value="137" calcext:value-type="float">
            <text:p>137.00</text:p>
          </table:table-cell>
          <table:table-cell table:formula="of:=[.C41]" office:value-type="float" office:value="148.118057519662" calcext:value-type="float">
            <text:p>148.12</text:p>
          </table:table-cell>
          <table:table-cell table:formula="of:=([.B42] * [.$C$1] + [.A42]) / ([.$C$1] + 1)" office:value-type="float" office:value="145.89444601573" calcext:value-type="float">
            <text:p>145.89</text:p>
          </table:table-cell>
          <table:table-cell table:formula="of:=SUM(OFFSET([.A42];-[.$D$1] + 1;0;1;1):[.A42]) / [.$D$1]" office:value-type="float" office:value="147" calcext:value-type="float">
            <text:p>147.00</text:p>
          </table:table-cell>
        </table:table-row>
        <table:table-row table:style-name="ro1">
          <table:table-cell table:formula="of:=RANDBETWEEN(120;145)" office:value-type="float" office:value="145" calcext:value-type="float">
            <text:p>145.00</text:p>
          </table:table-cell>
          <table:table-cell table:formula="of:=[.C42]" office:value-type="float" office:value="145.89444601573" calcext:value-type="float">
            <text:p>145.89</text:p>
          </table:table-cell>
          <table:table-cell table:formula="of:=([.B43] * [.$C$1] + [.A43]) / ([.$C$1] + 1)" office:value-type="float" office:value="145.715556812584" calcext:value-type="float">
            <text:p>145.72</text:p>
          </table:table-cell>
          <table:table-cell table:formula="of:=SUM(OFFSET([.A43];-[.$D$1] + 1;0;1;1):[.A43]) / [.$D$1]" office:value-type="float" office:value="145.428571428571" calcext:value-type="float">
            <text:p>145.43</text:p>
          </table:table-cell>
        </table:table-row>
        <table:table-row table:style-name="ro1">
          <table:table-cell table:formula="of:=RANDBETWEEN(120;145)" office:value-type="float" office:value="141" calcext:value-type="float">
            <text:p>141.00</text:p>
          </table:table-cell>
          <table:table-cell table:formula="of:=[.C43]" office:value-type="float" office:value="145.715556812584" calcext:value-type="float">
            <text:p>145.72</text:p>
          </table:table-cell>
          <table:table-cell table:formula="of:=([.B44] * [.$C$1] + [.A44]) / ([.$C$1] + 1)" office:value-type="float" office:value="144.772445450067" calcext:value-type="float">
            <text:p>144.77</text:p>
          </table:table-cell>
          <table:table-cell table:formula="of:=SUM(OFFSET([.A44];-[.$D$1] + 1;0;1;1):[.A44]) / [.$D$1]" office:value-type="float" office:value="143" calcext:value-type="float">
            <text:p>143.00</text:p>
          </table:table-cell>
        </table:table-row>
        <table:table-row table:style-name="ro1">
          <table:table-cell table:formula="of:=RANDBETWEEN(120;145)" office:value-type="float" office:value="134" calcext:value-type="float">
            <text:p>134.00</text:p>
          </table:table-cell>
          <table:table-cell table:formula="of:=[.C44]" office:value-type="float" office:value="144.772445450067" calcext:value-type="float">
            <text:p>144.77</text:p>
          </table:table-cell>
          <table:table-cell table:formula="of:=([.B45] * [.$C$1] + [.A45]) / ([.$C$1] + 1)" office:value-type="float" office:value="142.617956360054" calcext:value-type="float">
            <text:p>142.62</text:p>
          </table:table-cell>
          <table:table-cell table:formula="of:=SUM(OFFSET([.A45];-[.$D$1] + 1;0;1;1):[.A45]) / [.$D$1]" office:value-type="float" office:value="140.285714285714" calcext:value-type="float">
            <text:p>140.29</text:p>
          </table:table-cell>
        </table:table-row>
        <table:table-row table:style-name="ro1">
          <table:table-cell table:formula="of:=RANDBETWEEN(120;145)" office:value-type="float" office:value="141" calcext:value-type="float">
            <text:p>141.00</text:p>
          </table:table-cell>
          <table:table-cell table:formula="of:=[.C45]" office:value-type="float" office:value="142.617956360054" calcext:value-type="float">
            <text:p>142.62</text:p>
          </table:table-cell>
          <table:table-cell table:formula="of:=([.B46] * [.$C$1] + [.A46]) / ([.$C$1] + 1)" office:value-type="float" office:value="142.294365088043" calcext:value-type="float">
            <text:p>142.29</text:p>
          </table:table-cell>
          <table:table-cell table:formula="of:=SUM(OFFSET([.A46];-[.$D$1] + 1;0;1;1):[.A46]) / [.$D$1]" office:value-type="float" office:value="137.571428571429" calcext:value-type="float">
            <text:p>137.57</text:p>
          </table:table-cell>
        </table:table-row>
        <table:table-row table:style-name="ro1">
          <table:table-cell table:formula="of:=RANDBETWEEN(120;145)" office:value-type="float" office:value="130" calcext:value-type="float">
            <text:p>130.00</text:p>
          </table:table-cell>
          <table:table-cell table:formula="of:=[.C46]" office:value-type="float" office:value="142.294365088043" calcext:value-type="float">
            <text:p>142.29</text:p>
          </table:table-cell>
          <table:table-cell table:formula="of:=([.B47] * [.$C$1] + [.A47]) / ([.$C$1] + 1)" office:value-type="float" office:value="139.835492070434" calcext:value-type="float">
            <text:p>139.84</text:p>
          </table:table-cell>
          <table:table-cell table:formula="of:=SUM(OFFSET([.A47];-[.$D$1] + 1;0;1;1):[.A47]) / [.$D$1]" office:value-type="float" office:value="137.428571428571" calcext:value-type="float">
            <text:p>137.43</text:p>
          </table:table-cell>
        </table:table-row>
        <table:table-row table:style-name="ro1">
          <table:table-cell table:formula="of:=RANDBETWEEN(120;145)" office:value-type="float" office:value="133" calcext:value-type="float">
            <text:p>133.00</text:p>
          </table:table-cell>
          <table:table-cell table:formula="of:=[.C47]" office:value-type="float" office:value="139.835492070434" calcext:value-type="float">
            <text:p>139.84</text:p>
          </table:table-cell>
          <table:table-cell table:formula="of:=([.B48] * [.$C$1] + [.A48]) / ([.$C$1] + 1)" office:value-type="float" office:value="138.468393656347" calcext:value-type="float">
            <text:p>138.47</text:p>
          </table:table-cell>
          <table:table-cell table:formula="of:=SUM(OFFSET([.A48];-[.$D$1] + 1;0;1;1):[.A48]) / [.$D$1]" office:value-type="float" office:value="137.285714285714" calcext:value-type="float">
            <text:p>137.29</text:p>
          </table:table-cell>
        </table:table-row>
        <table:table-row table:style-name="ro1">
          <table:table-cell table:formula="of:=RANDBETWEEN(120;145)" office:value-type="float" office:value="120" calcext:value-type="float">
            <text:p>120.00</text:p>
          </table:table-cell>
          <table:table-cell table:formula="of:=[.C48]" office:value-type="float" office:value="138.468393656347" calcext:value-type="float">
            <text:p>138.47</text:p>
          </table:table-cell>
          <table:table-cell table:formula="of:=([.B49] * [.$C$1] + [.A49]) / ([.$C$1] + 1)" office:value-type="float" office:value="134.774714925078" calcext:value-type="float">
            <text:p>134.77</text:p>
          </table:table-cell>
          <table:table-cell table:formula="of:=SUM(OFFSET([.A49];-[.$D$1] + 1;0;1;1):[.A49]) / [.$D$1]" office:value-type="float" office:value="134.857142857143" calcext:value-type="float">
            <text:p>134.86</text:p>
          </table:table-cell>
        </table:table-row>
        <table:table-row table:style-name="ro1">
          <table:table-cell table:formula="of:=RANDBETWEEN(120;145)" office:value-type="float" office:value="140" calcext:value-type="float">
            <text:p>140.00</text:p>
          </table:table-cell>
          <table:table-cell table:formula="of:=[.C49]" office:value-type="float" office:value="134.774714925078" calcext:value-type="float">
            <text:p>134.77</text:p>
          </table:table-cell>
          <table:table-cell table:formula="of:=([.B50] * [.$C$1] + [.A50]) / ([.$C$1] + 1)" office:value-type="float" office:value="135.819771940062" calcext:value-type="float">
            <text:p>135.82</text:p>
          </table:table-cell>
          <table:table-cell table:formula="of:=SUM(OFFSET([.A50];-[.$D$1] + 1;0;1;1):[.A50]) / [.$D$1]" office:value-type="float" office:value="134.142857142857" calcext:value-type="float">
            <text:p>134.14</text:p>
          </table:table-cell>
        </table:table-row>
        <table:table-row table:style-name="ro1">
          <table:table-cell table:formula="of:=RANDBETWEEN(120;145)" office:value-type="float" office:value="123" calcext:value-type="float">
            <text:p>123.00</text:p>
          </table:table-cell>
          <table:table-cell table:formula="of:=[.C50]" office:value-type="float" office:value="135.819771940062" calcext:value-type="float">
            <text:p>135.82</text:p>
          </table:table-cell>
          <table:table-cell table:formula="of:=([.B51] * [.$C$1] + [.A51]) / ([.$C$1] + 1)" office:value-type="float" office:value="133.25581755205" calcext:value-type="float">
            <text:p>133.26</text:p>
          </table:table-cell>
          <table:table-cell table:formula="of:=SUM(OFFSET([.A51];-[.$D$1] + 1;0;1;1):[.A51]) / [.$D$1]" office:value-type="float" office:value="131.571428571429" calcext:value-type="float">
            <text:p>131.57</text:p>
          </table:table-cell>
        </table:table-row>
        <table:table-row table:style-name="ro1">
          <table:table-cell table:formula="of:=RANDBETWEEN(120;145)" office:value-type="float" office:value="134" calcext:value-type="float">
            <text:p>134.00</text:p>
          </table:table-cell>
          <table:table-cell table:formula="of:=[.C51]" office:value-type="float" office:value="133.25581755205" calcext:value-type="float">
            <text:p>133.26</text:p>
          </table:table-cell>
          <table:table-cell table:formula="of:=([.B52] * [.$C$1] + [.A52]) / ([.$C$1] + 1)" office:value-type="float" office:value="133.40465404164" calcext:value-type="float">
            <text:p>133.40</text:p>
          </table:table-cell>
          <table:table-cell table:formula="of:=SUM(OFFSET([.A52];-[.$D$1] + 1;0;1;1):[.A52]) / [.$D$1]" office:value-type="float" office:value="131.571428571429" calcext:value-type="float">
            <text:p>131.57</text:p>
          </table:table-cell>
        </table:table-row>
        <table:table-row table:style-name="ro1">
          <table:table-cell table:formula="of:=RANDBETWEEN(120;145)" office:value-type="float" office:value="126" calcext:value-type="float">
            <text:p>126.00</text:p>
          </table:table-cell>
          <table:table-cell table:formula="of:=[.C52]" office:value-type="float" office:value="133.40465404164" calcext:value-type="float">
            <text:p>133.40</text:p>
          </table:table-cell>
          <table:table-cell table:formula="of:=([.B53] * [.$C$1] + [.A53]) / ([.$C$1] + 1)" office:value-type="float" office:value="131.923723233312" calcext:value-type="float">
            <text:p>131.92</text:p>
          </table:table-cell>
          <table:table-cell table:formula="of:=SUM(OFFSET([.A53];-[.$D$1] + 1;0;1;1):[.A53]) / [.$D$1]" office:value-type="float" office:value="129.428571428571" calcext:value-type="float">
            <text:p>129.43</text:p>
          </table:table-cell>
        </table:table-row>
        <table:table-row table:style-name="ro1">
          <table:table-cell table:formula="of:=RANDBETWEEN(120;145)" office:value-type="float" office:value="143" calcext:value-type="float">
            <text:p>143.00</text:p>
          </table:table-cell>
          <table:table-cell table:formula="of:=[.C53]" office:value-type="float" office:value="131.923723233312" calcext:value-type="float">
            <text:p>131.92</text:p>
          </table:table-cell>
          <table:table-cell table:formula="of:=([.B54] * [.$C$1] + [.A54]) / ([.$C$1] + 1)" office:value-type="float" office:value="134.13897858665" calcext:value-type="float">
            <text:p>134.14</text:p>
          </table:table-cell>
          <table:table-cell table:formula="of:=SUM(OFFSET([.A54];-[.$D$1] + 1;0;1;1):[.A54]) / [.$D$1]" office:value-type="float" office:value="131.285714285714" calcext:value-type="float">
            <text:p>131.29</text:p>
          </table:table-cell>
        </table:table-row>
        <table:table-row table:style-name="ro1">
          <table:table-cell table:formula="of:=RANDBETWEEN(120;145)" office:value-type="float" office:value="125" calcext:value-type="float">
            <text:p>125.00</text:p>
          </table:table-cell>
          <table:table-cell table:formula="of:=[.C54]" office:value-type="float" office:value="134.13897858665" calcext:value-type="float">
            <text:p>134.14</text:p>
          </table:table-cell>
          <table:table-cell table:formula="of:=([.B55] * [.$C$1] + [.A55]) / ([.$C$1] + 1)" office:value-type="float" office:value="132.31118286932" calcext:value-type="float">
            <text:p>132.31</text:p>
          </table:table-cell>
          <table:table-cell table:formula="of:=SUM(OFFSET([.A55];-[.$D$1] + 1;0;1;1):[.A55]) / [.$D$1]" office:value-type="float" office:value="130.142857142857" calcext:value-type="float">
            <text:p>130.14</text:p>
          </table:table-cell>
        </table:table-row>
        <table:table-row table:style-name="ro1">
          <table:table-cell table:formula="of:=RANDBETWEEN(120;145)" office:value-type="float" office:value="130" calcext:value-type="float">
            <text:p>130.00</text:p>
          </table:table-cell>
          <table:table-cell table:formula="of:=[.C55]" office:value-type="float" office:value="132.31118286932" calcext:value-type="float">
            <text:p>132.31</text:p>
          </table:table-cell>
          <table:table-cell table:formula="of:=([.B56] * [.$C$1] + [.A56]) / ([.$C$1] + 1)" office:value-type="float" office:value="131.848946295456" calcext:value-type="float">
            <text:p>131.85</text:p>
          </table:table-cell>
          <table:table-cell table:formula="of:=SUM(OFFSET([.A56];-[.$D$1] + 1;0;1;1):[.A56]) / [.$D$1]" office:value-type="float" office:value="131.571428571429" calcext:value-type="float">
            <text:p>131.57</text:p>
          </table:table-cell>
        </table:table-row>
        <table:table-row table:style-name="ro1">
          <table:table-cell table:formula="of:=RANDBETWEEN(120;145)" office:value-type="float" office:value="131" calcext:value-type="float">
            <text:p>131.00</text:p>
          </table:table-cell>
          <table:table-cell table:formula="of:=[.C56]" office:value-type="float" office:value="131.848946295456" calcext:value-type="float">
            <text:p>131.85</text:p>
          </table:table-cell>
          <table:table-cell table:formula="of:=([.B57] * [.$C$1] + [.A57]) / ([.$C$1] + 1)" office:value-type="float" office:value="131.679157036365" calcext:value-type="float">
            <text:p>131.68</text:p>
          </table:table-cell>
          <table:table-cell table:formula="of:=SUM(OFFSET([.A57];-[.$D$1] + 1;0;1;1):[.A57]) / [.$D$1]" office:value-type="float" office:value="130.285714285714" calcext:value-type="float">
            <text:p>130.29</text:p>
          </table:table-cell>
        </table:table-row>
        <table:table-row table:style-name="ro1">
          <table:table-cell table:formula="of:=RANDBETWEEN(120;145)" office:value-type="float" office:value="144" calcext:value-type="float">
            <text:p>144.00</text:p>
          </table:table-cell>
          <table:table-cell table:formula="of:=[.C57]" office:value-type="float" office:value="131.679157036365" calcext:value-type="float">
            <text:p>131.68</text:p>
          </table:table-cell>
          <table:table-cell table:formula="of:=([.B58] * [.$C$1] + [.A58]) / ([.$C$1] + 1)" office:value-type="float" office:value="134.143325629092" calcext:value-type="float">
            <text:p>134.14</text:p>
          </table:table-cell>
          <table:table-cell table:formula="of:=SUM(OFFSET([.A58];-[.$D$1] + 1;0;1;1):[.A58]) / [.$D$1]" office:value-type="float" office:value="133.285714285714" calcext:value-type="float">
            <text:p>133.29</text:p>
          </table:table-cell>
        </table:table-row>
        <table:table-row table:style-name="ro1">
          <table:table-cell table:formula="of:=RANDBETWEEN(120;145)" office:value-type="float" office:value="136" calcext:value-type="float">
            <text:p>136.00</text:p>
          </table:table-cell>
          <table:table-cell table:formula="of:=[.C58]" office:value-type="float" office:value="134.143325629092" calcext:value-type="float">
            <text:p>134.14</text:p>
          </table:table-cell>
          <table:table-cell table:formula="of:=([.B59] * [.$C$1] + [.A59]) / ([.$C$1] + 1)" office:value-type="float" office:value="134.514660503273" calcext:value-type="float">
            <text:p>134.51</text:p>
          </table:table-cell>
          <table:table-cell table:formula="of:=SUM(OFFSET([.A59];-[.$D$1] + 1;0;1;1):[.A59]) / [.$D$1]" office:value-type="float" office:value="133.571428571429" calcext:value-type="float">
            <text:p>133.57</text:p>
          </table:table-cell>
        </table:table-row>
        <table:table-row table:style-name="ro1">
          <table:table-cell table:formula="of:=RANDBETWEEN(120;145)" office:value-type="float" office:value="132" calcext:value-type="float">
            <text:p>132.00</text:p>
          </table:table-cell>
          <table:table-cell table:formula="of:=[.C59]" office:value-type="float" office:value="134.514660503273" calcext:value-type="float">
            <text:p>134.51</text:p>
          </table:table-cell>
          <table:table-cell table:formula="of:=([.B60] * [.$C$1] + [.A60]) / ([.$C$1] + 1)" office:value-type="float" office:value="134.011728402619" calcext:value-type="float">
            <text:p>134.01</text:p>
          </table:table-cell>
          <table:table-cell table:formula="of:=SUM(OFFSET([.A60];-[.$D$1] + 1;0;1;1):[.A60]) / [.$D$1]" office:value-type="float" office:value="134.428571428571" calcext:value-type="float">
            <text:p>134.43</text:p>
          </table:table-cell>
        </table:table-row>
        <table:table-row table:style-name="ro1">
          <table:table-cell table:formula="of:=RANDBETWEEN(150;160)" office:value-type="float" office:value="156" calcext:value-type="float">
            <text:p>156.00</text:p>
          </table:table-cell>
          <table:table-cell table:formula="of:=[.C60]" office:value-type="float" office:value="134.011728402619" calcext:value-type="float">
            <text:p>134.01</text:p>
          </table:table-cell>
          <table:table-cell table:formula="of:=([.B61] * [.$C$1] + [.A61]) / ([.$C$1] + 1)" office:value-type="float" office:value="138.409382722095" calcext:value-type="float">
            <text:p>138.41</text:p>
          </table:table-cell>
          <table:table-cell table:formula="of:=SUM(OFFSET([.A61];-[.$D$1] + 1;0;1;1):[.A61]) / [.$D$1]" office:value-type="float" office:value="136.285714285714" calcext:value-type="float">
            <text:p>136.29</text:p>
          </table:table-cell>
        </table:table-row>
        <table:table-row table:style-name="ro1">
          <table:table-cell table:formula="of:=RANDBETWEEN(150;160)" office:value-type="float" office:value="152" calcext:value-type="float">
            <text:p>152.00</text:p>
          </table:table-cell>
          <table:table-cell table:formula="of:=[.C61]" office:value-type="float" office:value="138.409382722095" calcext:value-type="float">
            <text:p>138.41</text:p>
          </table:table-cell>
          <table:table-cell table:formula="of:=([.B62] * [.$C$1] + [.A62]) / ([.$C$1] + 1)" office:value-type="float" office:value="141.127506177676" calcext:value-type="float">
            <text:p>141.13</text:p>
          </table:table-cell>
          <table:table-cell table:formula="of:=SUM(OFFSET([.A62];-[.$D$1] + 1;0;1;1):[.A62]) / [.$D$1]" office:value-type="float" office:value="140.142857142857" calcext:value-type="float">
            <text:p>140.14</text:p>
          </table:table-cell>
        </table:table-row>
        <table:table-row table:style-name="ro1">
          <table:table-cell table:formula="of:=RANDBETWEEN(150;160)" office:value-type="float" office:value="159" calcext:value-type="float">
            <text:p>159.00</text:p>
          </table:table-cell>
          <table:table-cell table:formula="of:=[.C62]" office:value-type="float" office:value="141.127506177676" calcext:value-type="float">
            <text:p>141.13</text:p>
          </table:table-cell>
          <table:table-cell table:formula="of:=([.B63] * [.$C$1] + [.A63]) / ([.$C$1] + 1)" office:value-type="float" office:value="144.702004942141" calcext:value-type="float">
            <text:p>144.70</text:p>
          </table:table-cell>
          <table:table-cell table:formula="of:=SUM(OFFSET([.A63];-[.$D$1] + 1;0;1;1):[.A63]) / [.$D$1]" office:value-type="float" office:value="144.285714285714" calcext:value-type="float">
            <text:p>144.29</text:p>
          </table:table-cell>
        </table:table-row>
        <table:table-row table:style-name="ro1">
          <table:table-cell table:formula="of:=RANDBETWEEN(150;160)" office:value-type="float" office:value="154" calcext:value-type="float">
            <text:p>154.00</text:p>
          </table:table-cell>
          <table:table-cell table:formula="of:=[.C63]" office:value-type="float" office:value="144.702004942141" calcext:value-type="float">
            <text:p>144.70</text:p>
          </table:table-cell>
          <table:table-cell table:formula="of:=([.B64] * [.$C$1] + [.A64]) / ([.$C$1] + 1)" office:value-type="float" office:value="146.561603953713" calcext:value-type="float">
            <text:p>146.56</text:p>
          </table:table-cell>
          <table:table-cell table:formula="of:=SUM(OFFSET([.A64];-[.$D$1] + 1;0;1;1):[.A64]) / [.$D$1]" office:value-type="float" office:value="147.571428571429" calcext:value-type="float">
            <text:p>147.57</text:p>
          </table:table-cell>
        </table:table-row>
        <table:table-row table:style-name="ro1">
          <table:table-cell table:formula="of:=RANDBETWEEN(150;160)" office:value-type="float" office:value="160" calcext:value-type="float">
            <text:p>160.00</text:p>
          </table:table-cell>
          <table:table-cell table:formula="of:=[.C64]" office:value-type="float" office:value="146.561603953713" calcext:value-type="float">
            <text:p>146.56</text:p>
          </table:table-cell>
          <table:table-cell table:formula="of:=([.B65] * [.$C$1] + [.A65]) / ([.$C$1] + 1)" office:value-type="float" office:value="149.24928316297" calcext:value-type="float">
            <text:p>149.25</text:p>
          </table:table-cell>
          <table:table-cell table:formula="of:=SUM(OFFSET([.A65];-[.$D$1] + 1;0;1;1):[.A65]) / [.$D$1]" office:value-type="float" office:value="149.857142857143" calcext:value-type="float">
            <text:p>149.86</text:p>
          </table:table-cell>
        </table:table-row>
        <table:table-row table:style-name="ro1">
          <table:table-cell table:formula="of:=RANDBETWEEN(150;160)" office:value-type="float" office:value="155" calcext:value-type="float">
            <text:p>155.00</text:p>
          </table:table-cell>
          <table:table-cell table:formula="of:=[.C65]" office:value-type="float" office:value="149.24928316297" calcext:value-type="float">
            <text:p>149.25</text:p>
          </table:table-cell>
          <table:table-cell table:formula="of:=([.B66] * [.$C$1] + [.A66]) / ([.$C$1] + 1)" office:value-type="float" office:value="150.399426530376" calcext:value-type="float">
            <text:p>150.40</text:p>
          </table:table-cell>
          <table:table-cell table:formula="of:=SUM(OFFSET([.A66];-[.$D$1] + 1;0;1;1):[.A66]) / [.$D$1]" office:value-type="float" office:value="152.571428571429" calcext:value-type="float">
            <text:p>152.57</text:p>
          </table:table-cell>
        </table:table-row>
        <table:table-row table:style-name="ro1">
          <table:table-cell table:formula="of:=RANDBETWEEN(150;160)" office:value-type="float" office:value="154" calcext:value-type="float">
            <text:p>154.00</text:p>
          </table:table-cell>
          <table:table-cell table:formula="of:=[.C66]" office:value-type="float" office:value="150.399426530376" calcext:value-type="float">
            <text:p>150.40</text:p>
          </table:table-cell>
          <table:table-cell table:formula="of:=([.B67] * [.$C$1] + [.A67]) / ([.$C$1] + 1)" office:value-type="float" office:value="151.119541224301" calcext:value-type="float">
            <text:p>151.12</text:p>
          </table:table-cell>
          <table:table-cell table:formula="of:=SUM(OFFSET([.A67];-[.$D$1] + 1;0;1;1):[.A67]) / [.$D$1]" office:value-type="float" office:value="155.714285714286" calcext:value-type="float">
            <text:p>155.71</text:p>
          </table:table-cell>
        </table:table-row>
        <table:table-row table:style-name="ro1">
          <table:table-cell table:formula="of:=RANDBETWEEN(150;160)" office:value-type="float" office:value="158" calcext:value-type="float">
            <text:p>158.00</text:p>
          </table:table-cell>
          <table:table-cell table:formula="of:=[.C67]" office:value-type="float" office:value="151.119541224301" calcext:value-type="float">
            <text:p>151.12</text:p>
          </table:table-cell>
          <table:table-cell table:formula="of:=([.B68] * [.$C$1] + [.A68]) / ([.$C$1] + 1)" office:value-type="float" office:value="152.495632979441" calcext:value-type="float">
            <text:p>152.50</text:p>
          </table:table-cell>
          <table:table-cell table:formula="of:=SUM(OFFSET([.A68];-[.$D$1] + 1;0;1;1):[.A68]) / [.$D$1]" office:value-type="float" office:value="156" calcext:value-type="float">
            <text:p>156.00</text:p>
          </table:table-cell>
        </table:table-row>
        <table:table-row table:style-name="ro1">
          <table:table-cell table:formula="of:=RANDBETWEEN(150;160)" office:value-type="float" office:value="157" calcext:value-type="float">
            <text:p>157.00</text:p>
          </table:table-cell>
          <table:table-cell table:formula="of:=[.C68]" office:value-type="float" office:value="152.495632979441" calcext:value-type="float">
            <text:p>152.50</text:p>
          </table:table-cell>
          <table:table-cell table:formula="of:=([.B69] * [.$C$1] + [.A69]) / ([.$C$1] + 1)" office:value-type="float" office:value="153.396506383553" calcext:value-type="float">
            <text:p>153.40</text:p>
          </table:table-cell>
          <table:table-cell table:formula="of:=SUM(OFFSET([.A69];-[.$D$1] + 1;0;1;1):[.A69]) / [.$D$1]" office:value-type="float" office:value="156.714285714286" calcext:value-type="float">
            <text:p>156.71</text:p>
          </table:table-cell>
        </table:table-row>
        <table:table-row table:style-name="ro1">
          <table:table-cell table:formula="of:=RANDBETWEEN(150;160)" office:value-type="float" office:value="154" calcext:value-type="float">
            <text:p>154.00</text:p>
          </table:table-cell>
          <table:table-cell table:formula="of:=[.C69]" office:value-type="float" office:value="153.396506383553" calcext:value-type="float">
            <text:p>153.40</text:p>
          </table:table-cell>
          <table:table-cell table:formula="of:=([.B70] * [.$C$1] + [.A70]) / ([.$C$1] + 1)" office:value-type="float" office:value="153.517205106842" calcext:value-type="float">
            <text:p>153.52</text:p>
          </table:table-cell>
          <table:table-cell table:formula="of:=SUM(OFFSET([.A70];-[.$D$1] + 1;0;1;1):[.A70]) / [.$D$1]" office:value-type="float" office:value="156" calcext:value-type="float">
            <text:p>156.00</text:p>
          </table:table-cell>
        </table:table-row>
        <table:table-row table:style-name="ro1">
          <table:table-cell table:formula="of:=RANDBETWEEN(150;160)" office:value-type="float" office:value="157" calcext:value-type="float">
            <text:p>157.00</text:p>
          </table:table-cell>
          <table:table-cell table:formula="of:=[.C70]" office:value-type="float" office:value="153.517205106842" calcext:value-type="float">
            <text:p>153.52</text:p>
          </table:table-cell>
          <table:table-cell table:formula="of:=([.B71] * [.$C$1] + [.A71]) / ([.$C$1] + 1)" office:value-type="float" office:value="154.213764085474" calcext:value-type="float">
            <text:p>154.21</text:p>
          </table:table-cell>
          <table:table-cell table:formula="of:=SUM(OFFSET([.A71];-[.$D$1] + 1;0;1;1):[.A71]) / [.$D$1]" office:value-type="float" office:value="156.428571428571" calcext:value-type="float">
            <text:p>156.43</text:p>
          </table:table-cell>
        </table:table-row>
        <table:table-row table:style-name="ro1">
          <table:table-cell table:formula="of:=RANDBETWEEN(150;160)" office:value-type="float" office:value="157" calcext:value-type="float">
            <text:p>157.00</text:p>
          </table:table-cell>
          <table:table-cell table:formula="of:=[.C71]" office:value-type="float" office:value="154.213764085474" calcext:value-type="float">
            <text:p>154.21</text:p>
          </table:table-cell>
          <table:table-cell table:formula="of:=([.B72] * [.$C$1] + [.A72]) / ([.$C$1] + 1)" office:value-type="float" office:value="154.771011268379" calcext:value-type="float">
            <text:p>154.77</text:p>
          </table:table-cell>
          <table:table-cell table:formula="of:=SUM(OFFSET([.A72];-[.$D$1] + 1;0;1;1):[.A72]) / [.$D$1]" office:value-type="float" office:value="156" calcext:value-type="float">
            <text:p>156.00</text:p>
          </table:table-cell>
        </table:table-row>
        <table:table-row table:style-name="ro1">
          <table:table-cell table:formula="of:=RANDBETWEEN(150;160)" office:value-type="float" office:value="153" calcext:value-type="float">
            <text:p>153.00</text:p>
          </table:table-cell>
          <table:table-cell table:formula="of:=[.C72]" office:value-type="float" office:value="154.771011268379" calcext:value-type="float">
            <text:p>154.77</text:p>
          </table:table-cell>
          <table:table-cell table:formula="of:=([.B73] * [.$C$1] + [.A73]) / ([.$C$1] + 1)" office:value-type="float" office:value="154.416809014703" calcext:value-type="float">
            <text:p>154.42</text:p>
          </table:table-cell>
          <table:table-cell table:formula="of:=SUM(OFFSET([.A73];-[.$D$1] + 1;0;1;1):[.A73]) / [.$D$1]" office:value-type="float" office:value="155.714285714286" calcext:value-type="float">
            <text:p>155.71</text:p>
          </table:table-cell>
        </table:table-row>
        <table:table-row table:style-name="ro1">
          <table:table-cell table:formula="of:=RANDBETWEEN(150;160)" office:value-type="float" office:value="160" calcext:value-type="float">
            <text:p>160.00</text:p>
          </table:table-cell>
          <table:table-cell table:formula="of:=[.C73]" office:value-type="float" office:value="154.416809014703" calcext:value-type="float">
            <text:p>154.42</text:p>
          </table:table-cell>
          <table:table-cell table:formula="of:=([.B74] * [.$C$1] + [.A74]) / ([.$C$1] + 1)" office:value-type="float" office:value="155.533447211763" calcext:value-type="float">
            <text:p>155.53</text:p>
          </table:table-cell>
          <table:table-cell table:formula="of:=SUM(OFFSET([.A74];-[.$D$1] + 1;0;1;1):[.A74]) / [.$D$1]" office:value-type="float" office:value="156.571428571429" calcext:value-type="float">
            <text:p>156.57</text:p>
          </table:table-cell>
        </table:table-row>
        <table:table-row table:style-name="ro1">
          <table:table-cell table:formula="of:=RANDBETWEEN(150;160)" office:value-type="float" office:value="150" calcext:value-type="float">
            <text:p>150.00</text:p>
          </table:table-cell>
          <table:table-cell table:formula="of:=[.C74]" office:value-type="float" office:value="155.533447211763" calcext:value-type="float">
            <text:p>155.53</text:p>
          </table:table-cell>
          <table:table-cell table:formula="of:=([.B75] * [.$C$1] + [.A75]) / ([.$C$1] + 1)" office:value-type="float" office:value="154.42675776941" calcext:value-type="float">
            <text:p>154.43</text:p>
          </table:table-cell>
          <table:table-cell table:formula="of:=SUM(OFFSET([.A75];-[.$D$1] + 1;0;1;1):[.A75]) / [.$D$1]" office:value-type="float" office:value="155.428571428571" calcext:value-type="float">
            <text:p>155.43</text:p>
          </table:table-cell>
        </table:table-row>
        <table:table-row table:style-name="ro1">
          <table:table-cell table:formula="of:=RANDBETWEEN(150;160)" office:value-type="float" office:value="158" calcext:value-type="float">
            <text:p>158.00</text:p>
          </table:table-cell>
          <table:table-cell table:formula="of:=[.C75]" office:value-type="float" office:value="154.42675776941" calcext:value-type="float">
            <text:p>154.43</text:p>
          </table:table-cell>
          <table:table-cell table:formula="of:=([.B76] * [.$C$1] + [.A76]) / ([.$C$1] + 1)" office:value-type="float" office:value="155.141406215528" calcext:value-type="float">
            <text:p>155.14</text:p>
          </table:table-cell>
          <table:table-cell table:formula="of:=SUM(OFFSET([.A76];-[.$D$1] + 1;0;1;1):[.A76]) / [.$D$1]" office:value-type="float" office:value="155.571428571429" calcext:value-type="float">
            <text:p>155.57</text:p>
          </table:table-cell>
        </table:table-row>
        <table:table-row table:style-name="ro1">
          <table:table-cell table:formula="of:=RANDBETWEEN(150;160)" office:value-type="float" office:value="160" calcext:value-type="float">
            <text:p>160.00</text:p>
          </table:table-cell>
          <table:table-cell table:formula="of:=[.C76]" office:value-type="float" office:value="155.141406215528" calcext:value-type="float">
            <text:p>155.14</text:p>
          </table:table-cell>
          <table:table-cell table:formula="of:=([.B77] * [.$C$1] + [.A77]) / ([.$C$1] + 1)" office:value-type="float" office:value="156.113124972422" calcext:value-type="float">
            <text:p>156.11</text:p>
          </table:table-cell>
          <table:table-cell table:formula="of:=SUM(OFFSET([.A77];-[.$D$1] + 1;0;1;1):[.A77]) / [.$D$1]" office:value-type="float" office:value="156.428571428571" calcext:value-type="float">
            <text:p>156.43</text:p>
          </table:table-cell>
        </table:table-row>
        <table:table-row table:style-name="ro1">
          <table:table-cell table:formula="of:=RANDBETWEEN(150;160)" office:value-type="float" office:value="157" calcext:value-type="float">
            <text:p>157.00</text:p>
          </table:table-cell>
          <table:table-cell table:formula="of:=[.C77]" office:value-type="float" office:value="156.113124972422" calcext:value-type="float">
            <text:p>156.11</text:p>
          </table:table-cell>
          <table:table-cell table:formula="of:=([.B78] * [.$C$1] + [.A78]) / ([.$C$1] + 1)" office:value-type="float" office:value="156.290499977938" calcext:value-type="float">
            <text:p>156.29</text:p>
          </table:table-cell>
          <table:table-cell table:formula="of:=SUM(OFFSET([.A78];-[.$D$1] + 1;0;1;1):[.A78]) / [.$D$1]" office:value-type="float" office:value="156.428571428571" calcext:value-type="float">
            <text:p>156.43</text:p>
          </table:table-cell>
        </table:table-row>
        <table:table-row table:style-name="ro1">
          <table:table-cell table:formula="of:=RANDBETWEEN(150;160)" office:value-type="float" office:value="154" calcext:value-type="float">
            <text:p>154.00</text:p>
          </table:table-cell>
          <table:table-cell table:formula="of:=[.C78]" office:value-type="float" office:value="156.290499977938" calcext:value-type="float">
            <text:p>156.29</text:p>
          </table:table-cell>
          <table:table-cell table:formula="of:=([.B79] * [.$C$1] + [.A79]) / ([.$C$1] + 1)" office:value-type="float" office:value="155.83239998235" calcext:value-type="float">
            <text:p>155.83</text:p>
          </table:table-cell>
          <table:table-cell table:formula="of:=SUM(OFFSET([.A79];-[.$D$1] + 1;0;1;1):[.A79]) / [.$D$1]" office:value-type="float" office:value="156" calcext:value-type="float">
            <text:p>156.00</text:p>
          </table:table-cell>
        </table:table-row>
        <table:table-row table:style-name="ro1">
          <table:table-cell table:formula="of:=RANDBETWEEN(150;160)" office:value-type="float" office:value="155" calcext:value-type="float">
            <text:p>155.00</text:p>
          </table:table-cell>
          <table:table-cell table:formula="of:=[.C79]" office:value-type="float" office:value="155.83239998235" calcext:value-type="float">
            <text:p>155.83</text:p>
          </table:table-cell>
          <table:table-cell table:formula="of:=([.B80] * [.$C$1] + [.A80]) / ([.$C$1] + 1)" office:value-type="float" office:value="155.66591998588" calcext:value-type="float">
            <text:p>155.67</text:p>
          </table:table-cell>
          <table:table-cell table:formula="of:=SUM(OFFSET([.A80];-[.$D$1] + 1;0;1;1):[.A80]) / [.$D$1]" office:value-type="float" office:value="156.285714285714" calcext:value-type="float">
            <text:p>156.29</text:p>
          </table:table-cell>
        </table:table-row>
        <table:table-row table:style-name="ro1">
          <table:table-cell office:value-type="float" office:value="130" calcext:value-type="float">
            <text:p>130.00</text:p>
          </table:table-cell>
          <table:table-cell table:formula="of:=[.C80]" office:value-type="float" office:value="155.66591998588" calcext:value-type="float">
            <text:p>155.67</text:p>
          </table:table-cell>
          <table:table-cell table:formula="of:=([.B81] * [.$C$1] + [.A81]) / ([.$C$1] + 1)" office:value-type="float" office:value="150.532735988704" calcext:value-type="float">
            <text:p>150.53</text:p>
          </table:table-cell>
          <table:table-cell table:formula="of:=SUM(OFFSET([.A81];-[.$D$1] + 1;0;1;1):[.A81]) / [.$D$1]" office:value-type="float" office:value="152" calcext:value-type="float">
            <text:p>152.00</text:p>
          </table:table-cell>
        </table:table-row>
        <table:table-row table:style-name="ro1">
          <table:table-cell table:formula="of:=RANDBETWEEN(150;160)" office:value-type="float" office:value="157" calcext:value-type="float">
            <text:p>157.00</text:p>
          </table:table-cell>
          <table:table-cell table:formula="of:=[.C81]" office:value-type="float" office:value="150.532735988704" calcext:value-type="float">
            <text:p>150.53</text:p>
          </table:table-cell>
          <table:table-cell table:formula="of:=([.B82] * [.$C$1] + [.A82]) / ([.$C$1] + 1)" office:value-type="float" office:value="151.826188790963" calcext:value-type="float">
            <text:p>151.83</text:p>
          </table:table-cell>
          <table:table-cell table:formula="of:=SUM(OFFSET([.A82];-[.$D$1] + 1;0;1;1):[.A82]) / [.$D$1]" office:value-type="float" office:value="153" calcext:value-type="float">
            <text:p>153.00</text:p>
          </table:table-cell>
        </table:table-row>
        <table:table-row table:style-name="ro1">
          <table:table-cell table:formula="of:=RANDBETWEEN(150;160)" office:value-type="float" office:value="154" calcext:value-type="float">
            <text:p>154.00</text:p>
          </table:table-cell>
          <table:table-cell table:formula="of:=[.C82]" office:value-type="float" office:value="151.826188790963" calcext:value-type="float">
            <text:p>151.83</text:p>
          </table:table-cell>
          <table:table-cell table:formula="of:=([.B83] * [.$C$1] + [.A83]) / ([.$C$1] + 1)" office:value-type="float" office:value="152.260951032771" calcext:value-type="float">
            <text:p>152.26</text:p>
          </table:table-cell>
          <table:table-cell table:formula="of:=SUM(OFFSET([.A83];-[.$D$1] + 1;0;1;1):[.A83]) / [.$D$1]" office:value-type="float" office:value="152.428571428571" calcext:value-type="float">
            <text:p>152.43</text:p>
          </table:table-cell>
        </table:table-row>
        <table:table-row table:style-name="ro1">
          <table:table-cell table:formula="of:=RANDBETWEEN(150;160)" office:value-type="float" office:value="152" calcext:value-type="float">
            <text:p>152.00</text:p>
          </table:table-cell>
          <table:table-cell table:formula="of:=[.C83]" office:value-type="float" office:value="152.260951032771" calcext:value-type="float">
            <text:p>152.26</text:p>
          </table:table-cell>
          <table:table-cell table:formula="of:=([.B84] * [.$C$1] + [.A84]) / ([.$C$1] + 1)" office:value-type="float" office:value="152.208760826217" calcext:value-type="float">
            <text:p>152.21</text:p>
          </table:table-cell>
          <table:table-cell table:formula="of:=SUM(OFFSET([.A84];-[.$D$1] + 1;0;1;1):[.A84]) / [.$D$1]" office:value-type="float" office:value="151.285714285714" calcext:value-type="float">
            <text:p>151.29</text:p>
          </table:table-cell>
        </table:table-row>
        <table:table-row table:style-name="ro1">
          <table:table-cell table:formula="of:=RANDBETWEEN(150;160)" office:value-type="float" office:value="150" calcext:value-type="float">
            <text:p>150.00</text:p>
          </table:table-cell>
          <table:table-cell table:formula="of:=[.C84]" office:value-type="float" office:value="152.208760826217" calcext:value-type="float">
            <text:p>152.21</text:p>
          </table:table-cell>
          <table:table-cell table:formula="of:=([.B85] * [.$C$1] + [.A85]) / ([.$C$1] + 1)" office:value-type="float" office:value="151.767008660973" calcext:value-type="float">
            <text:p>151.77</text:p>
          </table:table-cell>
          <table:table-cell table:formula="of:=SUM(OFFSET([.A85];-[.$D$1] + 1;0;1;1):[.A85]) / [.$D$1]" office:value-type="float" office:value="150.285714285714" calcext:value-type="float">
            <text:p>150.29</text:p>
          </table:table-cell>
        </table:table-row>
        <table:table-row table:style-name="ro1">
          <table:table-cell table:formula="of:=RANDBETWEEN(150;160)" office:value-type="float" office:value="151" calcext:value-type="float">
            <text:p>151.00</text:p>
          </table:table-cell>
          <table:table-cell table:formula="of:=[.C85]" office:value-type="float" office:value="151.767008660973" calcext:value-type="float">
            <text:p>151.77</text:p>
          </table:table-cell>
          <table:table-cell table:formula="of:=([.B86] * [.$C$1] + [.A86]) / ([.$C$1] + 1)" office:value-type="float" office:value="151.613606928779" calcext:value-type="float">
            <text:p>151.61</text:p>
          </table:table-cell>
          <table:table-cell table:formula="of:=SUM(OFFSET([.A86];-[.$D$1] + 1;0;1;1):[.A86]) / [.$D$1]" office:value-type="float" office:value="149.857142857143" calcext:value-type="float">
            <text:p>149.86</text:p>
          </table:table-cell>
        </table:table-row>
        <table:table-row table:style-name="ro1">
          <table:table-cell table:formula="of:=RANDBETWEEN(150;160)" office:value-type="float" office:value="160" calcext:value-type="float">
            <text:p>160.00</text:p>
          </table:table-cell>
          <table:table-cell table:formula="of:=[.C86]" office:value-type="float" office:value="151.613606928779" calcext:value-type="float">
            <text:p>151.61</text:p>
          </table:table-cell>
          <table:table-cell table:formula="of:=([.B87] * [.$C$1] + [.A87]) / ([.$C$1] + 1)" office:value-type="float" office:value="153.290885543023" calcext:value-type="float">
            <text:p>153.29</text:p>
          </table:table-cell>
          <table:table-cell table:formula="of:=SUM(OFFSET([.A87];-[.$D$1] + 1;0;1;1):[.A87]) / [.$D$1]" office:value-type="float" office:value="150.571428571429" calcext:value-type="float">
            <text:p>150.57</text:p>
          </table:table-cell>
        </table:table-row>
        <table:table-row table:style-name="ro1">
          <table:table-cell table:formula="of:=RANDBETWEEN(150;160)" office:value-type="float" office:value="156" calcext:value-type="float">
            <text:p>156.00</text:p>
          </table:table-cell>
          <table:table-cell table:formula="of:=[.C87]" office:value-type="float" office:value="153.290885543023" calcext:value-type="float">
            <text:p>153.29</text:p>
          </table:table-cell>
          <table:table-cell table:formula="of:=([.B88] * [.$C$1] + [.A88]) / ([.$C$1] + 1)" office:value-type="float" office:value="153.832708434418" calcext:value-type="float">
            <text:p>153.83</text:p>
          </table:table-cell>
          <table:table-cell table:formula="of:=SUM(OFFSET([.A88];-[.$D$1] + 1;0;1;1):[.A88]) / [.$D$1]" office:value-type="float" office:value="154.285714285714" calcext:value-type="float">
            <text:p>154.29</text:p>
          </table:table-cell>
        </table:table-row>
        <table:table-row table:style-name="ro1">
          <table:table-cell table:formula="of:=RANDBETWEEN(150;160)" office:value-type="float" office:value="151" calcext:value-type="float">
            <text:p>151.00</text:p>
          </table:table-cell>
          <table:table-cell table:formula="of:=[.C88]" office:value-type="float" office:value="153.832708434418" calcext:value-type="float">
            <text:p>153.83</text:p>
          </table:table-cell>
          <table:table-cell table:formula="of:=([.B89] * [.$C$1] + [.A89]) / ([.$C$1] + 1)" office:value-type="float" office:value="153.266166747535" calcext:value-type="float">
            <text:p>153.27</text:p>
          </table:table-cell>
          <table:table-cell table:formula="of:=SUM(OFFSET([.A89];-[.$D$1] + 1;0;1;1):[.A89]) / [.$D$1]" office:value-type="float" office:value="153.428571428571" calcext:value-type="float">
            <text:p>153.43</text:p>
          </table:table-cell>
        </table:table-row>
        <table:table-row table:style-name="ro1">
          <table:table-cell table:formula="of:=RANDBETWEEN(150;160)" office:value-type="float" office:value="157" calcext:value-type="float">
            <text:p>157.00</text:p>
          </table:table-cell>
          <table:table-cell table:formula="of:=[.C89]" office:value-type="float" office:value="153.266166747535" calcext:value-type="float">
            <text:p>153.27</text:p>
          </table:table-cell>
          <table:table-cell table:formula="of:=([.B90] * [.$C$1] + [.A90]) / ([.$C$1] + 1)" office:value-type="float" office:value="154.012933398028" calcext:value-type="float">
            <text:p>154.01</text:p>
          </table:table-cell>
          <table:table-cell table:formula="of:=SUM(OFFSET([.A90];-[.$D$1] + 1;0;1;1):[.A90]) / [.$D$1]" office:value-type="float" office:value="153.857142857143" calcext:value-type="float">
            <text:p>153.86</text:p>
          </table:table-cell>
        </table:table-row>
        <table:table-row table:style-name="ro1">
          <table:table-cell table:formula="of:=RANDBETWEEN(150;160)" office:value-type="float" office:value="157" calcext:value-type="float">
            <text:p>157.00</text:p>
          </table:table-cell>
          <table:table-cell table:formula="of:=[.C90]" office:value-type="float" office:value="154.012933398028" calcext:value-type="float">
            <text:p>154.01</text:p>
          </table:table-cell>
          <table:table-cell table:formula="of:=([.B91] * [.$C$1] + [.A91]) / ([.$C$1] + 1)" office:value-type="float" office:value="154.610346718422" calcext:value-type="float">
            <text:p>154.61</text:p>
          </table:table-cell>
          <table:table-cell table:formula="of:=SUM(OFFSET([.A91];-[.$D$1] + 1;0;1;1):[.A91]) / [.$D$1]" office:value-type="float" office:value="154.571428571429" calcext:value-type="float">
            <text:p>154.57</text:p>
          </table:table-cell>
        </table:table-row>
        <table:table-row table:style-name="ro1">
          <table:table-cell table:formula="of:=RANDBETWEEN(150;160)" office:value-type="float" office:value="159" calcext:value-type="float">
            <text:p>159.00</text:p>
          </table:table-cell>
          <table:table-cell table:formula="of:=[.C91]" office:value-type="float" office:value="154.610346718422" calcext:value-type="float">
            <text:p>154.61</text:p>
          </table:table-cell>
          <table:table-cell table:formula="of:=([.B92] * [.$C$1] + [.A92]) / ([.$C$1] + 1)" office:value-type="float" office:value="155.488277374738" calcext:value-type="float">
            <text:p>155.49</text:p>
          </table:table-cell>
          <table:table-cell table:formula="of:=SUM(OFFSET([.A92];-[.$D$1] + 1;0;1;1):[.A92]) / [.$D$1]" office:value-type="float" office:value="155.857142857143" calcext:value-type="float">
            <text:p>155.86</text:p>
          </table:table-cell>
        </table:table-row>
        <table:table-row table:style-name="ro1">
          <table:table-cell table:formula="of:=RANDBETWEEN(150;160)" office:value-type="float" office:value="159" calcext:value-type="float">
            <text:p>159.00</text:p>
          </table:table-cell>
          <table:table-cell table:formula="of:=[.C92]" office:value-type="float" office:value="155.488277374738" calcext:value-type="float">
            <text:p>155.49</text:p>
          </table:table-cell>
          <table:table-cell table:formula="of:=([.B93] * [.$C$1] + [.A93]) / ([.$C$1] + 1)" office:value-type="float" office:value="156.19062189979" calcext:value-type="float">
            <text:p>156.19</text:p>
          </table:table-cell>
          <table:table-cell table:formula="of:=SUM(OFFSET([.A93];-[.$D$1] + 1;0;1;1):[.A93]) / [.$D$1]" office:value-type="float" office:value="157" calcext:value-type="float">
            <text:p>157.00</text:p>
          </table:table-cell>
        </table:table-row>
        <table:table-row table:style-name="ro1">
          <table:table-cell table:formula="of:=RANDBETWEEN(150;160)" office:value-type="float" office:value="150" calcext:value-type="float">
            <text:p>150.00</text:p>
          </table:table-cell>
          <table:table-cell table:formula="of:=[.C93]" office:value-type="float" office:value="156.19062189979" calcext:value-type="float">
            <text:p>156.19</text:p>
          </table:table-cell>
          <table:table-cell table:formula="of:=([.B94] * [.$C$1] + [.A94]) / ([.$C$1] + 1)" office:value-type="float" office:value="154.952497519832" calcext:value-type="float">
            <text:p>154.95</text:p>
          </table:table-cell>
          <table:table-cell table:formula="of:=SUM(OFFSET([.A94];-[.$D$1] + 1;0;1;1):[.A94]) / [.$D$1]" office:value-type="float" office:value="155.571428571429" calcext:value-type="float">
            <text:p>155.57</text:p>
          </table:table-cell>
        </table:table-row>
        <table:table-row table:style-name="ro1">
          <table:table-cell table:formula="of:=RANDBETWEEN(150;160)" office:value-type="float" office:value="158" calcext:value-type="float">
            <text:p>158.00</text:p>
          </table:table-cell>
          <table:table-cell table:formula="of:=[.C94]" office:value-type="float" office:value="154.952497519832" calcext:value-type="float">
            <text:p>154.95</text:p>
          </table:table-cell>
          <table:table-cell table:formula="of:=([.B95] * [.$C$1] + [.A95]) / ([.$C$1] + 1)" office:value-type="float" office:value="155.561998015866" calcext:value-type="float">
            <text:p>155.56</text:p>
          </table:table-cell>
          <table:table-cell table:formula="of:=SUM(OFFSET([.A95];-[.$D$1] + 1;0;1;1):[.A95]) / [.$D$1]" office:value-type="float" office:value="155.857142857143" calcext:value-type="float">
            <text:p>155.86</text:p>
          </table:table-cell>
        </table:table-row>
        <table:table-row table:style-name="ro1">
          <table:table-cell table:formula="of:=RANDBETWEEN(150;160)" office:value-type="float" office:value="154" calcext:value-type="float">
            <text:p>154.00</text:p>
          </table:table-cell>
          <table:table-cell table:formula="of:=[.C95]" office:value-type="float" office:value="155.561998015866" calcext:value-type="float">
            <text:p>155.56</text:p>
          </table:table-cell>
          <table:table-cell table:formula="of:=([.B96] * [.$C$1] + [.A96]) / ([.$C$1] + 1)" office:value-type="float" office:value="155.249598412693" calcext:value-type="float">
            <text:p>155.25</text:p>
          </table:table-cell>
          <table:table-cell table:formula="of:=SUM(OFFSET([.A96];-[.$D$1] + 1;0;1;1):[.A96]) / [.$D$1]" office:value-type="float" office:value="156.285714285714" calcext:value-type="float">
            <text:p>156.29</text:p>
          </table:table-cell>
        </table:table-row>
        <table:table-row table:style-name="ro1">
          <table:table-cell table:formula="of:=RANDBETWEEN(150;160)" office:value-type="float" office:value="159" calcext:value-type="float">
            <text:p>159.00</text:p>
          </table:table-cell>
          <table:table-cell table:formula="of:=[.C96]" office:value-type="float" office:value="155.249598412693" calcext:value-type="float">
            <text:p>155.25</text:p>
          </table:table-cell>
          <table:table-cell table:formula="of:=([.B97] * [.$C$1] + [.A97]) / ([.$C$1] + 1)" office:value-type="float" office:value="155.999678730154" calcext:value-type="float">
            <text:p>156.00</text:p>
          </table:table-cell>
          <table:table-cell table:formula="of:=SUM(OFFSET([.A97];-[.$D$1] + 1;0;1;1):[.A97]) / [.$D$1]" office:value-type="float" office:value="156.571428571429" calcext:value-type="float">
            <text:p>156.57</text:p>
          </table:table-cell>
        </table:table-row>
        <table:table-row table:style-name="ro1">
          <table:table-cell table:formula="of:=RANDBETWEEN(150;160)" office:value-type="float" office:value="160" calcext:value-type="float">
            <text:p>160.00</text:p>
          </table:table-cell>
          <table:table-cell table:formula="of:=[.C97]" office:value-type="float" office:value="155.999678730154" calcext:value-type="float">
            <text:p>156.00</text:p>
          </table:table-cell>
          <table:table-cell table:formula="of:=([.B98] * [.$C$1] + [.A98]) / ([.$C$1] + 1)" office:value-type="float" office:value="156.799742984123" calcext:value-type="float">
            <text:p>156.80</text:p>
          </table:table-cell>
          <table:table-cell table:formula="of:=SUM(OFFSET([.A98];-[.$D$1] + 1;0;1;1):[.A98]) / [.$D$1]" office:value-type="float" office:value="157" calcext:value-type="float">
            <text:p>157.00</text:p>
          </table:table-cell>
        </table:table-row>
        <table:table-row table:style-name="ro1">
          <table:table-cell table:formula="of:=RANDBETWEEN(150;160)" office:value-type="float" office:value="153" calcext:value-type="float">
            <text:p>153.00</text:p>
          </table:table-cell>
          <table:table-cell table:formula="of:=[.C98]" office:value-type="float" office:value="156.799742984123" calcext:value-type="float">
            <text:p>156.80</text:p>
          </table:table-cell>
          <table:table-cell table:formula="of:=([.B99] * [.$C$1] + [.A99]) / ([.$C$1] + 1)" office:value-type="float" office:value="156.039794387299" calcext:value-type="float">
            <text:p>156.04</text:p>
          </table:table-cell>
          <table:table-cell table:formula="of:=SUM(OFFSET([.A99];-[.$D$1] + 1;0;1;1):[.A99]) / [.$D$1]" office:value-type="float" office:value="156.142857142857" calcext:value-type="float">
            <text:p>156.14</text:p>
          </table:table-cell>
        </table:table-row>
        <table:table-row table:style-name="ro1">
          <table:table-cell table:formula="of:=RANDBETWEEN(150;160)" office:value-type="float" office:value="160" calcext:value-type="float">
            <text:p>160.00</text:p>
          </table:table-cell>
          <table:table-cell table:formula="of:=[.C99]" office:value-type="float" office:value="156.039794387299" calcext:value-type="float">
            <text:p>156.04</text:p>
          </table:table-cell>
          <table:table-cell table:formula="of:=([.B100] * [.$C$1] + [.A100]) / ([.$C$1] + 1)" office:value-type="float" office:value="156.831835509839" calcext:value-type="float">
            <text:p>156.83</text:p>
          </table:table-cell>
          <table:table-cell table:formula="of:=SUM(OFFSET([.A100];-[.$D$1] + 1;0;1;1):[.A100]) / [.$D$1]" office:value-type="float" office:value="156.285714285714" calcext:value-type="float">
            <text:p>156.29</text:p>
          </table:table-cell>
        </table:table-row>
        <table:table-row table:style-name="ro1">
          <table:table-cell table:formula="of:=RANDBETWEEN(150;160)" office:value-type="float" office:value="159" calcext:value-type="float">
            <text:p>159.00</text:p>
          </table:table-cell>
          <table:table-cell table:formula="of:=[.C100]" office:value-type="float" office:value="156.831835509839" calcext:value-type="float">
            <text:p>156.83</text:p>
          </table:table-cell>
          <table:table-cell table:formula="of:=([.B101] * [.$C$1] + [.A101]) / ([.$C$1] + 1)" office:value-type="float" office:value="157.265468407871" calcext:value-type="float">
            <text:p>157.27</text:p>
          </table:table-cell>
          <table:table-cell table:formula="of:=SUM(OFFSET([.A101];-[.$D$1] + 1;0;1;1):[.A101]) / [.$D$1]" office:value-type="float" office:value="157.571428571429" calcext:value-type="float">
            <text:p>157.5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dobe Blank" svg:font-family="'Adobe Blank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4" loext:min-decimal-places="4" number:min-integer-digits="1"/>
    </number:number-style>
    <style:style style:name="Default" style:family="table-cell">
      <style:text-properties style:font-name-asian="Adobe Blank" style:font-family-asian="'Adobe Blan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23">00/00/0000</text:date>, <text:time style:data-style-name="N2" text:time-value="07:57:10.51866056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8T15:56:15.890128845</meta:creation-date>
    <dc:date>2017-11-23T08:26:10.839042251</dc:date>
    <meta:editing-duration>PT55M41S</meta:editing-duration>
    <meta:editing-cycles>5</meta:editing-cycles>
    <meta:generator>LibreOffice/5.4.3.2$Linux_X86_64 LibreOffice_project/40m0$Build-2</meta:generator>
    <meta:document-statistic meta:table-count="1" meta:cell-count="40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2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2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6.803cm" svg:height="20.701cm" xlink:href=".." xlink:type="simple" chart:class="chart:line" chart:style-name="ch1">
        <chart:legend chart:legend-position="end" svg:x="33.951cm" svg:y="9.553cm" style:legend-expansion="high" chart:style-name="ch2"/>
        <chart:plot-area chart:style-name="ch3" table:cell-range-address="Sheet1.A2:Sheet1.A101 Sheet1.C2:Sheet1.D101" svg:x="0.736cm" svg:y="0.414cm" svg:width="32.479cm" svg:height="19.873cm">
          <chartooo:coordinate-region svg:x="2.019cm" svg:y="0.613cm" svg:width="31.196cm" svg:height="18.88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A2:Sheet1.A101" chart:class="chart:line">
            <chart:data-point chart:repeated="100"/>
          </chart:series>
          <chart:series chart:style-name="ch8" chart:values-cell-range-address="Sheet1.C2:Sheet1.C101" chart:class="chart:line">
            <chart:data-point chart:repeated="100"/>
          </chart:series>
          <chart:series chart:style-name="ch9" chart:values-cell-range-address="Sheet1.D2:Sheet1.D101" chart:class="chart:line">
            <chart:data-point chart:repeated="1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6">
                <text:p>156</text:p>
                <draw:g>
                  <svg:desc>Sheet1.A2:Sheet1.A101</svg:desc>
                </draw:g>
              </table:table-cell>
              <table:table-cell office:value-type="float" office:value="31.2">
                <text:p>31.2</text:p>
                <draw:g>
                  <svg:desc>Sheet1.C2:Sheet1.C101</svg:desc>
                </draw:g>
              </table:table-cell>
              <table:table-cell office:value-type="float" office:value="NaN">
                <text:p>NaN</text:p>
                <draw:g>
                  <svg:desc>Sheet1.D2:Sheet1.D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5">
                <text:p>155</text:p>
              </table:table-cell>
              <table:table-cell office:value-type="float" office:value="55.96">
                <text:p>55.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0">
                <text:p>160</text:p>
              </table:table-cell>
              <table:table-cell office:value-type="float" office:value="76.768">
                <text:p>76.7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0">
                <text:p>150</text:p>
              </table:table-cell>
              <table:table-cell office:value-type="float" office:value="91.4144">
                <text:p>91.41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7">
                <text:p>157</text:p>
              </table:table-cell>
              <table:table-cell office:value-type="float" office:value="104.53152">
                <text:p>104.531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3">
                <text:p>153</text:p>
              </table:table-cell>
              <table:table-cell office:value-type="float" office:value="114.225216">
                <text:p>114.225216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4">
                <text:p>154</text:p>
              </table:table-cell>
              <table:table-cell office:value-type="float" office:value="122.1801728">
                <text:p>122.1801728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0">
                <text:p>150</text:p>
              </table:table-cell>
              <table:table-cell office:value-type="float" office:value="127.74413824">
                <text:p>127.74413824</text:p>
              </table:table-cell>
              <table:table-cell office:value-type="float" office:value="154.142857142857">
                <text:p>154.14285714285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6">
                <text:p>156</text:p>
              </table:table-cell>
              <table:table-cell office:value-type="float" office:value="133.395310592">
                <text:p>133.395310592</text:p>
              </table:table-cell>
              <table:table-cell office:value-type="float" office:value="154.285714285714">
                <text:p>154.28571428571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9">
                <text:p>159</text:p>
              </table:table-cell>
              <table:table-cell office:value-type="float" office:value="138.5162484736">
                <text:p>138.5162484736</text:p>
              </table:table-cell>
              <table:table-cell office:value-type="float" office:value="154.142857142857">
                <text:p>154.14285714285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2">
                <text:p>152</text:p>
              </table:table-cell>
              <table:table-cell office:value-type="float" office:value="141.21299877888">
                <text:p>141.21299877888</text:p>
              </table:table-cell>
              <table:table-cell office:value-type="float" office:value="154.428571428571">
                <text:p>154.42857142857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3">
                <text:p>153</text:p>
              </table:table-cell>
              <table:table-cell office:value-type="float" office:value="143.570399023104">
                <text:p>143.570399023104</text:p>
              </table:table-cell>
              <table:table-cell office:value-type="float" office:value="153.857142857143">
                <text:p>153.85714285714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5">
                <text:p>155</text:p>
              </table:table-cell>
              <table:table-cell office:value-type="float" office:value="145.856319218483">
                <text:p>145.856319218483</text:p>
              </table:table-cell>
              <table:table-cell office:value-type="float" office:value="154.142857142857">
                <text:p>154.14285714285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1">
                <text:p>151</text:p>
              </table:table-cell>
              <table:table-cell office:value-type="float" office:value="146.885055374787">
                <text:p>146.885055374787</text:p>
              </table:table-cell>
              <table:table-cell office:value-type="float" office:value="153.714285714286">
                <text:p>153.71428571428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">
                <text:p>150</text:p>
              </table:table-cell>
              <table:table-cell office:value-type="float" office:value="147.508044299829">
                <text:p>147.508044299829</text:p>
              </table:table-cell>
              <table:table-cell office:value-type="float" office:value="153.714285714286">
                <text:p>153.71428571428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5">
                <text:p>155</text:p>
              </table:table-cell>
              <table:table-cell office:value-type="float" office:value="149.006435439863">
                <text:p>149.006435439863</text:p>
              </table:table-cell>
              <table:table-cell office:value-type="float" office:value="153.571428571429">
                <text:p>153.57142857142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55">
                <text:p>155</text:p>
              </table:table-cell>
              <table:table-cell office:value-type="float" office:value="150.205148351891">
                <text:p>150.205148351891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52">
                <text:p>152</text:p>
              </table:table-cell>
              <table:table-cell office:value-type="float" office:value="150.564118681513">
                <text:p>150.564118681513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58">
                <text:p>158</text:p>
              </table:table-cell>
              <table:table-cell office:value-type="float" office:value="152.05129494521">
                <text:p>152.05129494521</text:p>
              </table:table-cell>
              <table:table-cell office:value-type="float" office:value="153.714285714286">
                <text:p>153.71428571428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52">
                <text:p>152</text:p>
              </table:table-cell>
              <table:table-cell office:value-type="float" office:value="152.041035956168">
                <text:p>152.041035956168</text:p>
              </table:table-cell>
              <table:table-cell office:value-type="float" office:value="153.285714285714">
                <text:p>153.28571428571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50">
                <text:p>150</text:p>
              </table:table-cell>
              <table:table-cell office:value-type="float" office:value="151.632828764934">
                <text:p>151.632828764934</text:p>
              </table:table-cell>
              <table:table-cell office:value-type="float" office:value="153.142857142857">
                <text:p>153.14285714285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72">
                <text:p>172</text:p>
              </table:table-cell>
              <table:table-cell office:value-type="float" office:value="155.706263011948">
                <text:p>155.706263011948</text:p>
              </table:table-cell>
              <table:table-cell office:value-type="float" office:value="156.285714285714">
                <text:p>156.28571428571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53">
                <text:p>153</text:p>
              </table:table-cell>
              <table:table-cell office:value-type="float" office:value="155.165010409558">
                <text:p>155.165010409558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58">
                <text:p>158</text:p>
              </table:table-cell>
              <table:table-cell office:value-type="float" office:value="155.732008327646">
                <text:p>155.732008327646</text:p>
              </table:table-cell>
              <table:table-cell office:value-type="float" office:value="156.428571428571">
                <text:p>156.42857142857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50">
                <text:p>150</text:p>
              </table:table-cell>
              <table:table-cell office:value-type="float" office:value="154.585606662117">
                <text:p>154.585606662117</text:p>
              </table:table-cell>
              <table:table-cell office:value-type="float" office:value="156.142857142857">
                <text:p>156.14285714285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53">
                <text:p>153</text:p>
              </table:table-cell>
              <table:table-cell office:value-type="float" office:value="154.268485329694">
                <text:p>154.268485329694</text:p>
              </table:table-cell>
              <table:table-cell office:value-type="float" office:value="155.428571428571">
                <text:p>155.42857142857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60">
                <text:p>160</text:p>
              </table:table-cell>
              <table:table-cell office:value-type="float" office:value="155.414788263755">
                <text:p>155.414788263755</text:p>
              </table:table-cell>
              <table:table-cell office:value-type="float" office:value="156.571428571429">
                <text:p>156.57142857142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54">
                <text:p>154</text:p>
              </table:table-cell>
              <table:table-cell office:value-type="float" office:value="155.131830611004">
                <text:p>155.131830611004</text:p>
              </table:table-cell>
              <table:table-cell office:value-type="float" office:value="157.142857142857">
                <text:p>157.14285714285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59">
                <text:p>159</text:p>
              </table:table-cell>
              <table:table-cell office:value-type="float" office:value="155.905464488803">
                <text:p>155.905464488803</text:p>
              </table:table-cell>
              <table:table-cell office:value-type="float" office:value="155.285714285714">
                <text:p>155.28571428571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59">
                <text:p>159</text:p>
              </table:table-cell>
              <table:table-cell office:value-type="float" office:value="156.524371591043">
                <text:p>156.524371591043</text:p>
              </table:table-cell>
              <table:table-cell office:value-type="float" office:value="156.142857142857">
                <text:p>156.14285714285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9">
                <text:p>159</text:p>
              </table:table-cell>
              <table:table-cell office:value-type="float" office:value="157.019497272834">
                <text:p>157.019497272834</text:p>
              </table:table-cell>
              <table:table-cell office:value-type="float" office:value="156.285714285714">
                <text:p>156.28571428571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7">
                <text:p>157</text:p>
              </table:table-cell>
              <table:table-cell office:value-type="float" office:value="157.015597818267">
                <text:p>157.015597818267</text:p>
              </table:table-cell>
              <table:table-cell office:value-type="float" office:value="157.285714285714">
                <text:p>157.28571428571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58">
                <text:p>158</text:p>
              </table:table-cell>
              <table:table-cell office:value-type="float" office:value="157.212478254614">
                <text:p>157.212478254614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54">
                <text:p>154</text:p>
              </table:table-cell>
              <table:table-cell office:value-type="float" office:value="156.569982603691">
                <text:p>156.569982603691</text:p>
              </table:table-cell>
              <table:table-cell office:value-type="float" office:value="157.142857142857">
                <text:p>157.14285714285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56">
                <text:p>156</text:p>
              </table:table-cell>
              <table:table-cell office:value-type="float" office:value="156.455986082953">
                <text:p>156.455986082953</text:p>
              </table:table-cell>
              <table:table-cell office:value-type="float" office:value="157.428571428571">
                <text:p>157.42857142857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58">
                <text:p>158</text:p>
              </table:table-cell>
              <table:table-cell office:value-type="float" office:value="156.764788866362">
                <text:p>156.764788866362</text:p>
              </table:table-cell>
              <table:table-cell office:value-type="float" office:value="157.285714285714">
                <text:p>157.28571428571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53">
                <text:p>153</text:p>
              </table:table-cell>
              <table:table-cell office:value-type="float" office:value="156.01183109309">
                <text:p>156.01183109309</text:p>
              </table:table-cell>
              <table:table-cell office:value-type="float" office:value="156.428571428571">
                <text:p>156.42857142857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60">
                <text:p>160</text:p>
              </table:table-cell>
              <table:table-cell office:value-type="float" office:value="156.809464874472">
                <text:p>156.809464874472</text:p>
              </table:table-cell>
              <table:table-cell office:value-type="float" office:value="156.571428571429">
                <text:p>156.57142857142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31">
                <text:p>131</text:p>
              </table:table-cell>
              <table:table-cell office:value-type="float" office:value="151.647571899578">
                <text:p>151.647571899578</text:p>
              </table:table-cell>
              <table:table-cell office:value-type="float" office:value="152.857142857143">
                <text:p>152.85714285714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34">
                <text:p>134</text:p>
              </table:table-cell>
              <table:table-cell office:value-type="float" office:value="148.118057519662">
                <text:p>148.118057519662</text:p>
              </table:table-cell>
              <table:table-cell office:value-type="float" office:value="149.428571428571">
                <text:p>149.42857142857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37">
                <text:p>137</text:p>
              </table:table-cell>
              <table:table-cell office:value-type="float" office:value="145.89444601573">
                <text:p>145.89444601573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45">
                <text:p>145</text:p>
              </table:table-cell>
              <table:table-cell office:value-type="float" office:value="145.715556812584">
                <text:p>145.715556812584</text:p>
              </table:table-cell>
              <table:table-cell office:value-type="float" office:value="145.428571428571">
                <text:p>145.42857142857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41">
                <text:p>141</text:p>
              </table:table-cell>
              <table:table-cell office:value-type="float" office:value="144.772445450067">
                <text:p>144.772445450067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34">
                <text:p>134</text:p>
              </table:table-cell>
              <table:table-cell office:value-type="float" office:value="142.617956360054">
                <text:p>142.617956360054</text:p>
              </table:table-cell>
              <table:table-cell office:value-type="float" office:value="140.285714285714">
                <text:p>140.28571428571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41">
                <text:p>141</text:p>
              </table:table-cell>
              <table:table-cell office:value-type="float" office:value="142.294365088043">
                <text:p>142.294365088043</text:p>
              </table:table-cell>
              <table:table-cell office:value-type="float" office:value="137.571428571429">
                <text:p>137.57142857142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30">
                <text:p>130</text:p>
              </table:table-cell>
              <table:table-cell office:value-type="float" office:value="139.835492070434">
                <text:p>139.835492070434</text:p>
              </table:table-cell>
              <table:table-cell office:value-type="float" office:value="137.428571428571">
                <text:p>137.42857142857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33">
                <text:p>133</text:p>
              </table:table-cell>
              <table:table-cell office:value-type="float" office:value="138.468393656347">
                <text:p>138.468393656347</text:p>
              </table:table-cell>
              <table:table-cell office:value-type="float" office:value="137.285714285714">
                <text:p>137.28571428571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20">
                <text:p>120</text:p>
              </table:table-cell>
              <table:table-cell office:value-type="float" office:value="134.774714925078">
                <text:p>134.774714925078</text:p>
              </table:table-cell>
              <table:table-cell office:value-type="float" office:value="134.857142857143">
                <text:p>134.85714285714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40">
                <text:p>140</text:p>
              </table:table-cell>
              <table:table-cell office:value-type="float" office:value="135.819771940062">
                <text:p>135.819771940062</text:p>
              </table:table-cell>
              <table:table-cell office:value-type="float" office:value="134.142857142857">
                <text:p>134.14285714285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23">
                <text:p>123</text:p>
              </table:table-cell>
              <table:table-cell office:value-type="float" office:value="133.25581755205">
                <text:p>133.25581755205</text:p>
              </table:table-cell>
              <table:table-cell office:value-type="float" office:value="131.571428571429">
                <text:p>131.57142857142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34">
                <text:p>134</text:p>
              </table:table-cell>
              <table:table-cell office:value-type="float" office:value="133.40465404164">
                <text:p>133.40465404164</text:p>
              </table:table-cell>
              <table:table-cell office:value-type="float" office:value="131.571428571429">
                <text:p>131.57142857142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26">
                <text:p>126</text:p>
              </table:table-cell>
              <table:table-cell office:value-type="float" office:value="131.923723233312">
                <text:p>131.923723233312</text:p>
              </table:table-cell>
              <table:table-cell office:value-type="float" office:value="129.428571428571">
                <text:p>129.42857142857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43">
                <text:p>143</text:p>
              </table:table-cell>
              <table:table-cell office:value-type="float" office:value="134.13897858665">
                <text:p>134.13897858665</text:p>
              </table:table-cell>
              <table:table-cell office:value-type="float" office:value="131.285714285714">
                <text:p>131.28571428571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25">
                <text:p>125</text:p>
              </table:table-cell>
              <table:table-cell office:value-type="float" office:value="132.31118286932">
                <text:p>132.31118286932</text:p>
              </table:table-cell>
              <table:table-cell office:value-type="float" office:value="130.142857142857">
                <text:p>130.14285714285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30">
                <text:p>130</text:p>
              </table:table-cell>
              <table:table-cell office:value-type="float" office:value="131.848946295456">
                <text:p>131.848946295456</text:p>
              </table:table-cell>
              <table:table-cell office:value-type="float" office:value="131.571428571429">
                <text:p>131.57142857142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31">
                <text:p>131</text:p>
              </table:table-cell>
              <table:table-cell office:value-type="float" office:value="131.679157036365">
                <text:p>131.679157036365</text:p>
              </table:table-cell>
              <table:table-cell office:value-type="float" office:value="130.285714285714">
                <text:p>130.28571428571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44">
                <text:p>144</text:p>
              </table:table-cell>
              <table:table-cell office:value-type="float" office:value="134.143325629092">
                <text:p>134.143325629092</text:p>
              </table:table-cell>
              <table:table-cell office:value-type="float" office:value="133.285714285714">
                <text:p>133.28571428571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36">
                <text:p>136</text:p>
              </table:table-cell>
              <table:table-cell office:value-type="float" office:value="134.514660503273">
                <text:p>134.514660503273</text:p>
              </table:table-cell>
              <table:table-cell office:value-type="float" office:value="133.571428571429">
                <text:p>133.57142857142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32">
                <text:p>132</text:p>
              </table:table-cell>
              <table:table-cell office:value-type="float" office:value="134.011728402619">
                <text:p>134.011728402619</text:p>
              </table:table-cell>
              <table:table-cell office:value-type="float" office:value="134.428571428571">
                <text:p>134.42857142857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56">
                <text:p>156</text:p>
              </table:table-cell>
              <table:table-cell office:value-type="float" office:value="138.409382722095">
                <text:p>138.409382722095</text:p>
              </table:table-cell>
              <table:table-cell office:value-type="float" office:value="136.285714285714">
                <text:p>136.28571428571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52">
                <text:p>152</text:p>
              </table:table-cell>
              <table:table-cell office:value-type="float" office:value="141.127506177676">
                <text:p>141.127506177676</text:p>
              </table:table-cell>
              <table:table-cell office:value-type="float" office:value="140.142857142857">
                <text:p>140.14285714285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59">
                <text:p>159</text:p>
              </table:table-cell>
              <table:table-cell office:value-type="float" office:value="144.702004942141">
                <text:p>144.702004942141</text:p>
              </table:table-cell>
              <table:table-cell office:value-type="float" office:value="144.285714285714">
                <text:p>144.28571428571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54">
                <text:p>154</text:p>
              </table:table-cell>
              <table:table-cell office:value-type="float" office:value="146.561603953713">
                <text:p>146.561603953713</text:p>
              </table:table-cell>
              <table:table-cell office:value-type="float" office:value="147.571428571429">
                <text:p>147.57142857142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60">
                <text:p>160</text:p>
              </table:table-cell>
              <table:table-cell office:value-type="float" office:value="149.24928316297">
                <text:p>149.24928316297</text:p>
              </table:table-cell>
              <table:table-cell office:value-type="float" office:value="149.857142857143">
                <text:p>149.85714285714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55">
                <text:p>155</text:p>
              </table:table-cell>
              <table:table-cell office:value-type="float" office:value="150.399426530376">
                <text:p>150.399426530376</text:p>
              </table:table-cell>
              <table:table-cell office:value-type="float" office:value="152.571428571429">
                <text:p>152.57142857142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54">
                <text:p>154</text:p>
              </table:table-cell>
              <table:table-cell office:value-type="float" office:value="151.119541224301">
                <text:p>151.119541224301</text:p>
              </table:table-cell>
              <table:table-cell office:value-type="float" office:value="155.714285714286">
                <text:p>155.71428571428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58">
                <text:p>158</text:p>
              </table:table-cell>
              <table:table-cell office:value-type="float" office:value="152.495632979441">
                <text:p>152.495632979441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57">
                <text:p>157</text:p>
              </table:table-cell>
              <table:table-cell office:value-type="float" office:value="153.396506383553">
                <text:p>153.396506383553</text:p>
              </table:table-cell>
              <table:table-cell office:value-type="float" office:value="156.714285714286">
                <text:p>156.71428571428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54">
                <text:p>154</text:p>
              </table:table-cell>
              <table:table-cell office:value-type="float" office:value="153.517205106842">
                <text:p>153.517205106842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57">
                <text:p>157</text:p>
              </table:table-cell>
              <table:table-cell office:value-type="float" office:value="154.213764085474">
                <text:p>154.213764085474</text:p>
              </table:table-cell>
              <table:table-cell office:value-type="float" office:value="156.428571428571">
                <text:p>156.42857142857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57">
                <text:p>157</text:p>
              </table:table-cell>
              <table:table-cell office:value-type="float" office:value="154.771011268379">
                <text:p>154.771011268379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53">
                <text:p>153</text:p>
              </table:table-cell>
              <table:table-cell office:value-type="float" office:value="154.416809014703">
                <text:p>154.416809014703</text:p>
              </table:table-cell>
              <table:table-cell office:value-type="float" office:value="155.714285714286">
                <text:p>155.71428571428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60">
                <text:p>160</text:p>
              </table:table-cell>
              <table:table-cell office:value-type="float" office:value="155.533447211763">
                <text:p>155.533447211763</text:p>
              </table:table-cell>
              <table:table-cell office:value-type="float" office:value="156.571428571429">
                <text:p>156.57142857142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50">
                <text:p>150</text:p>
              </table:table-cell>
              <table:table-cell office:value-type="float" office:value="154.42675776941">
                <text:p>154.42675776941</text:p>
              </table:table-cell>
              <table:table-cell office:value-type="float" office:value="155.428571428571">
                <text:p>155.42857142857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58">
                <text:p>158</text:p>
              </table:table-cell>
              <table:table-cell office:value-type="float" office:value="155.141406215528">
                <text:p>155.141406215528</text:p>
              </table:table-cell>
              <table:table-cell office:value-type="float" office:value="155.571428571429">
                <text:p>155.57142857142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60">
                <text:p>160</text:p>
              </table:table-cell>
              <table:table-cell office:value-type="float" office:value="156.113124972422">
                <text:p>156.113124972422</text:p>
              </table:table-cell>
              <table:table-cell office:value-type="float" office:value="156.428571428571">
                <text:p>156.42857142857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57">
                <text:p>157</text:p>
              </table:table-cell>
              <table:table-cell office:value-type="float" office:value="156.290499977938">
                <text:p>156.290499977938</text:p>
              </table:table-cell>
              <table:table-cell office:value-type="float" office:value="156.428571428571">
                <text:p>156.42857142857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54">
                <text:p>154</text:p>
              </table:table-cell>
              <table:table-cell office:value-type="float" office:value="155.83239998235">
                <text:p>155.83239998235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55">
                <text:p>155</text:p>
              </table:table-cell>
              <table:table-cell office:value-type="float" office:value="155.66591998588">
                <text:p>155.66591998588</text:p>
              </table:table-cell>
              <table:table-cell office:value-type="float" office:value="156.285714285714">
                <text:p>156.28571428571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30">
                <text:p>130</text:p>
              </table:table-cell>
              <table:table-cell office:value-type="float" office:value="150.532735988704">
                <text:p>150.532735988704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57">
                <text:p>157</text:p>
              </table:table-cell>
              <table:table-cell office:value-type="float" office:value="151.826188790963">
                <text:p>151.826188790963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54">
                <text:p>154</text:p>
              </table:table-cell>
              <table:table-cell office:value-type="float" office:value="152.260951032771">
                <text:p>152.260951032771</text:p>
              </table:table-cell>
              <table:table-cell office:value-type="float" office:value="152.428571428571">
                <text:p>152.42857142857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52">
                <text:p>152</text:p>
              </table:table-cell>
              <table:table-cell office:value-type="float" office:value="152.208760826217">
                <text:p>152.208760826217</text:p>
              </table:table-cell>
              <table:table-cell office:value-type="float" office:value="151.285714285714">
                <text:p>151.28571428571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50">
                <text:p>150</text:p>
              </table:table-cell>
              <table:table-cell office:value-type="float" office:value="151.767008660973">
                <text:p>151.767008660973</text:p>
              </table:table-cell>
              <table:table-cell office:value-type="float" office:value="150.285714285714">
                <text:p>150.28571428571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51">
                <text:p>151</text:p>
              </table:table-cell>
              <table:table-cell office:value-type="float" office:value="151.613606928779">
                <text:p>151.613606928779</text:p>
              </table:table-cell>
              <table:table-cell office:value-type="float" office:value="149.857142857143">
                <text:p>149.85714285714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60">
                <text:p>160</text:p>
              </table:table-cell>
              <table:table-cell office:value-type="float" office:value="153.290885543023">
                <text:p>153.290885543023</text:p>
              </table:table-cell>
              <table:table-cell office:value-type="float" office:value="150.571428571429">
                <text:p>150.57142857142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56">
                <text:p>156</text:p>
              </table:table-cell>
              <table:table-cell office:value-type="float" office:value="153.832708434418">
                <text:p>153.832708434418</text:p>
              </table:table-cell>
              <table:table-cell office:value-type="float" office:value="154.285714285714">
                <text:p>154.28571428571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51">
                <text:p>151</text:p>
              </table:table-cell>
              <table:table-cell office:value-type="float" office:value="153.266166747535">
                <text:p>153.266166747535</text:p>
              </table:table-cell>
              <table:table-cell office:value-type="float" office:value="153.428571428571">
                <text:p>153.42857142857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57">
                <text:p>157</text:p>
              </table:table-cell>
              <table:table-cell office:value-type="float" office:value="154.012933398028">
                <text:p>154.012933398028</text:p>
              </table:table-cell>
              <table:table-cell office:value-type="float" office:value="153.857142857143">
                <text:p>153.85714285714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57">
                <text:p>157</text:p>
              </table:table-cell>
              <table:table-cell office:value-type="float" office:value="154.610346718422">
                <text:p>154.610346718422</text:p>
              </table:table-cell>
              <table:table-cell office:value-type="float" office:value="154.571428571429">
                <text:p>154.57142857142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59">
                <text:p>159</text:p>
              </table:table-cell>
              <table:table-cell office:value-type="float" office:value="155.488277374738">
                <text:p>155.488277374738</text:p>
              </table:table-cell>
              <table:table-cell office:value-type="float" office:value="155.857142857143">
                <text:p>155.85714285714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59">
                <text:p>159</text:p>
              </table:table-cell>
              <table:table-cell office:value-type="float" office:value="156.19062189979">
                <text:p>156.19062189979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50">
                <text:p>150</text:p>
              </table:table-cell>
              <table:table-cell office:value-type="float" office:value="154.952497519832">
                <text:p>154.952497519832</text:p>
              </table:table-cell>
              <table:table-cell office:value-type="float" office:value="155.571428571429">
                <text:p>155.57142857142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58">
                <text:p>158</text:p>
              </table:table-cell>
              <table:table-cell office:value-type="float" office:value="155.561998015866">
                <text:p>155.561998015866</text:p>
              </table:table-cell>
              <table:table-cell office:value-type="float" office:value="155.857142857143">
                <text:p>155.85714285714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54">
                <text:p>154</text:p>
              </table:table-cell>
              <table:table-cell office:value-type="float" office:value="155.249598412693">
                <text:p>155.249598412693</text:p>
              </table:table-cell>
              <table:table-cell office:value-type="float" office:value="156.285714285714">
                <text:p>156.28571428571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59">
                <text:p>159</text:p>
              </table:table-cell>
              <table:table-cell office:value-type="float" office:value="155.999678730154">
                <text:p>155.999678730154</text:p>
              </table:table-cell>
              <table:table-cell office:value-type="float" office:value="156.571428571429">
                <text:p>156.57142857142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60">
                <text:p>160</text:p>
              </table:table-cell>
              <table:table-cell office:value-type="float" office:value="156.799742984123">
                <text:p>156.799742984123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53">
                <text:p>153</text:p>
              </table:table-cell>
              <table:table-cell office:value-type="float" office:value="156.039794387299">
                <text:p>156.039794387299</text:p>
              </table:table-cell>
              <table:table-cell office:value-type="float" office:value="156.142857142857">
                <text:p>156.14285714285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60">
                <text:p>160</text:p>
              </table:table-cell>
              <table:table-cell office:value-type="float" office:value="156.831835509839">
                <text:p>156.831835509839</text:p>
              </table:table-cell>
              <table:table-cell office:value-type="float" office:value="156.285714285714">
                <text:p>156.28571428571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59">
                <text:p>159</text:p>
              </table:table-cell>
              <table:table-cell office:value-type="float" office:value="157.265468407871">
                <text:p>157.265468407871</text:p>
              </table:table-cell>
              <table:table-cell office:value-type="float" office:value="157.571428571429">
                <text:p>157.57142857142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3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